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0.25in">
        <style:tab-stops/>
      </style:paragraph-properties>
    </style:style>
    <style:style style:name="P2" style:parent-style-name="Standard" style:family="paragraph">
      <style:paragraph-properties fo:text-align="center" fo:margin-left="0.25in">
        <style:tab-stops/>
      </style:paragraph-properties>
    </style:style>
    <style:style style:name="T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margin-left="0.25in">
        <style:tab-stops/>
      </style:paragraph-properties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Standard" style:family="paragraph">
      <style:paragraph-properties fo:margin-left="0.25in">
        <style:tab-stops/>
      </style:paragraph-properties>
    </style:style>
    <style:style style:name="T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P9" style:parent-style-name="ListParagraph" style:list-style-name="WWNum1" style:family="paragraph"/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ListParagraph" style:list-style-name="WWNum1" style:family="paragraph"/>
    <style:style style:name="T12" style:parent-style-name="DefaultParagraphFont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ListParagraph" style:list-style-name="WWNum1" style:family="paragraph"/>
    <style:style style:name="T15" style:parent-style-name="DefaultParagraphFont" style:family="text">
      <style:text-properties fo:font-size="16pt" style:font-size-asian="16pt" style:font-size-complex="16pt"/>
    </style:style>
    <style:style style:name="P16" style:parent-style-name="ListParagraph" style:list-style-name="WWNum1" style:family="paragraph"/>
    <style:style style:name="T17" style:parent-style-name="DefaultParagraphFont" style:family="text">
      <style:text-properties fo:font-size="16pt" style:font-size-asian="16pt" style:font-size-complex="16pt"/>
    </style:style>
    <style:style style:name="P18" style:parent-style-name="ListParagraph" style:list-style-name="WWNum1" style:family="paragraph"/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ListParagraph" style:list-style-name="WWNum2" style:family="paragraph"/>
    <style:style style:name="T22" style:parent-style-name="DefaultParagraphFont" style:family="text">
      <style:text-properties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P24" style:parent-style-name="ListParagraph" style:list-style-name="WWNum2" style:family="paragraph"/>
    <style:style style:name="T25" style:parent-style-name="DefaultParagraphFont" style:family="text">
      <style:text-properties fo:font-size="16pt" style:font-size-asian="16pt" style:font-size-complex="16pt"/>
    </style:style>
    <style:style style:name="P26" style:parent-style-name="ListParagraph" style:list-style-name="WWNum2" style:family="paragraph"/>
    <style:style style:name="T27" style:parent-style-name="DefaultParagraphFont" style:family="text">
      <style:text-properties fo:font-size="16pt" style:font-size-asian="16pt" style:font-size-complex="16pt"/>
    </style:style>
    <style:style style:name="P28" style:parent-style-name="ListParagraph" style:list-style-name="WWNum2" style:family="paragraph"/>
    <style:style style:name="T29" style:parent-style-name="DefaultParagraphFont" style:family="text">
      <style:text-properties fo:font-size="16pt" style:font-size-asian="16pt" style:font-size-complex="16pt"/>
    </style:style>
    <style:style style:name="P30" style:parent-style-name="ListParagraph" style:list-style-name="WWNum2" style:family="paragraph"/>
    <style:style style:name="T31" style:parent-style-name="DefaultParagraphFont" style:family="text">
      <style:text-properties fo:font-size="16pt" style:font-size-asian="16pt" style:font-size-complex="16pt"/>
    </style:style>
    <style:style style:name="P32" style:parent-style-name="ListParagraph" style:list-style-name="WWNum2" style:family="paragraph"/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fo:font-size="16pt" style:font-size-asian="16pt" style:font-size-complex="16pt"/>
    </style:style>
    <style:style style:name="P35" style:parent-style-name="ListParagraph" style:list-style-name="WWNum2" style:family="paragraph"/>
    <style:style style:name="T36" style:parent-style-name="DefaultParagraphFont" style:family="text">
      <style:text-properties fo:font-size="16pt" style:font-size-asian="16pt" style:font-size-complex="16pt"/>
    </style:style>
    <style:style style:name="P37" style:parent-style-name="ListParagraph" style:list-style-name="WWNum2" style:family="paragraph"/>
    <style:style style:name="T38" style:parent-style-name="DefaultParagraphFont" style:family="text">
      <style:text-properties fo:font-size="16pt" style:font-size-asian="16pt" style:font-size-complex="16pt"/>
    </style:style>
    <style:style style:name="T39" style:parent-style-name="DefaultParagraphFont" style:family="text">
      <style:text-properties style:font-name="Consolas" style:font-name-complex="Consolas" fo:font-weight="bold" style:font-weight-asian="bold" fo:font-size="16pt" style:font-size-asian="16pt" style:font-size-complex="16pt"/>
    </style:style>
    <style:style style:name="T40" style:parent-style-name="DefaultParagraphFont" style:family="text">
      <style:text-properties style:font-name="Consolas" style:font-name-complex="Consolas" fo:font-weight="bold" style:font-weight-asian="bold" fo:font-size="16pt" style:font-size-asian="16pt" style:font-size-complex="16pt"/>
    </style:style>
    <style:style style:name="T4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style:font-name="Consolas" style:font-name-complex="Consolas" fo:font-size="16pt" style:font-size-asian="16pt" style:font-size-complex="16pt"/>
    </style:style>
    <style:style style:name="T43" style:parent-style-name="DefaultParagraphFont" style:family="text">
      <style:text-properties style:font-name="Consolas" style:font-name-complex="Consolas" fo:font-size="16pt" style:font-size-asian="16pt" style:font-size-complex="16pt"/>
    </style:style>
    <style:style style:name="T44" style:parent-style-name="DefaultParagraphFont" style:family="text">
      <style:text-properties fo:font-size="16pt" style:font-size-asian="16pt" style:font-size-complex="16pt"/>
    </style:style>
    <style:style style:name="T4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8" style:parent-style-name="DefaultParagraphFont" style:family="text">
      <style:text-properties fo:font-size="16pt" style:font-size-asian="16pt" style:font-size-complex="16pt"/>
    </style:style>
    <style:style style:name="T49" style:parent-style-name="DefaultParagraphFont" style:family="text">
      <style:text-properties fo:font-size="16pt" style:font-size-asian="16pt" style:font-size-complex="16pt"/>
    </style:style>
    <style:style style:name="T50" style:parent-style-name="DefaultParagraphFont" style:family="text">
      <style:text-properties fo:font-size="16pt" style:font-size-asian="16pt" style:font-size-complex="16pt"/>
    </style:style>
    <style:style style:name="P51" style:parent-style-name="Standard" style:family="paragraph">
      <style:text-properties fo:font-size="16pt" style:font-size-asian="16pt" style:font-size-complex="16pt"/>
    </style:style>
    <style:style style:name="T52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3" style:parent-style-name="ListParagraph" style:list-style-name="WWNum3" style:family="paragraph"/>
    <style:style style:name="T54" style:parent-style-name="DefaultParagraphFont" style:family="text">
      <style:text-properties fo:font-size="16pt" style:font-size-asian="16pt" style:font-size-complex="16pt"/>
    </style:style>
    <style:style style:name="P55" style:parent-style-name="ListParagraph" style:list-style-name="WWNum3" style:family="paragraph"/>
    <style:style style:name="T56" style:parent-style-name="DefaultParagraphFont" style:family="text">
      <style:text-properties fo:font-size="16pt" style:font-size-asian="16pt" style:font-size-complex="16pt"/>
    </style:style>
    <style:style style:name="P57" style:parent-style-name="ListParagraph" style:list-style-name="WWNum3" style:family="paragraph"/>
    <style:style style:name="T58" style:parent-style-name="DefaultParagraphFont" style:family="text">
      <style:text-properties fo:font-size="16pt" style:font-size-asian="16pt" style:font-size-complex="16pt"/>
    </style:style>
    <style:style style:name="P59" style:parent-style-name="ListParagraph" style:list-style-name="WWNum3" style:family="paragraph"/>
    <style:style style:name="T60" style:parent-style-name="DefaultParagraphFont" style:family="text">
      <style:text-properties fo:font-size="16pt" style:font-size-asian="16pt" style:font-size-complex="16pt"/>
    </style:style>
    <style:style style:name="T6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62" style:parent-style-name="DefaultParagraphFont" style:family="text">
      <style:text-properties fo:font-size="16pt" style:font-size-asian="16pt" style:font-size-complex="16pt"/>
    </style:style>
    <style:style style:name="P63" style:parent-style-name="ListParagraph" style:list-style-name="WWNum3" style:family="paragraph"/>
    <style:style style:name="T64" style:parent-style-name="DefaultParagraphFont" style:family="text">
      <style:text-properties fo:font-size="16pt" style:font-size-asian="16pt" style:font-size-complex="16pt"/>
    </style:style>
    <style:style style:name="P65" style:parent-style-name="ListParagraph" style:family="paragraph">
      <style:text-properties style:font-name="Consolas" style:font-name-complex="Consolas" fo:font-size="16pt" style:font-size-asian="16pt" style:font-size-complex="16pt"/>
    </style:style>
    <style:style style:name="T66" style:parent-style-name="DefaultParagraphFont" style:family="text">
      <style:text-properties style:font-name-complex="Consolas" fo:font-weight="bold" style:font-weight-asian="bold" fo:font-size="16pt" style:font-size-asian="16pt" style:font-size-complex="16pt"/>
    </style:style>
    <style:style style:name="P67" style:parent-style-name="ListParagraph" style:family="paragraph">
      <style:text-properties style:font-name-complex="Consolas" fo:font-weight="bold" style:font-weight-asian="bold" fo:font-size="16pt" style:font-size-asian="16pt" style:font-size-complex="16pt"/>
    </style:style>
    <style:style style:name="T68" style:parent-style-name="DefaultParagraphFont" style:family="text">
      <style:text-properties style:font-name-complex="Consolas" fo:font-weight="bold" style:font-weight-asian="bold" fo:font-size="16pt" style:font-size-asian="16pt" style:font-size-complex="16pt"/>
    </style:style>
    <style:style style:name="T69" style:parent-style-name="DefaultParagraphFont" style:family="text">
      <style:text-properties style:font-name-complex="Consolas" fo:font-weight="bold" style:font-weight-asian="bold" fo:font-size="16pt" style:font-size-asian="16pt" style:font-size-complex="16pt"/>
    </style:style>
    <style:style style:name="P70" style:parent-style-name="ListParagraph" style:family="paragraph">
      <style:text-properties style:font-name="Consolas" style:font-name-complex="Consolas" fo:font-size="16pt" style:font-size-asian="16pt" style:font-size-complex="16pt"/>
    </style:style>
    <style:style style:name="P71" style:parent-style-name="ListParagraph" style:family="paragraph">
      <style:text-properties fo:font-size="16pt" style:font-size-asian="16pt" style:font-size-complex="16pt"/>
    </style:style>
    <style:style style:name="P72" style:parent-style-name="ListParagraph" style:list-style-name="WWNum3" style:family="paragraph"/>
    <style:style style:name="T73" style:parent-style-name="DefaultParagraphFont" style:family="text">
      <style:text-properties fo:font-size="16pt" style:font-size-asian="16pt" style:font-size-complex="16pt"/>
    </style:style>
    <style:style style:name="P74" style:parent-style-name="ListParagraph" style:family="paragraph">
      <style:text-properties fo:font-size="16pt" style:font-size-asian="16pt" style:font-size-complex="16pt"/>
    </style:style>
    <style:style style:name="T7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P78" style:parent-style-name="ListParagraph" style:family="paragraph">
      <style:text-properties fo:font-size="16pt" style:font-size-asian="16pt" style:font-size-complex="16pt"/>
    </style:style>
    <style:style style:name="P79" style:parent-style-name="ListParagraph" style:list-style-name="WWNum3" style:family="paragraph"/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P83" style:parent-style-name="ListParagraph" style:family="paragraph">
      <style:text-properties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T8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86" style:parent-style-name="DefaultParagraphFont" style:family="text">
      <style:text-properties fo:font-size="16pt" style:font-size-asian="16pt" style:font-size-complex="16pt"/>
    </style:style>
    <style:style style:name="P87" style:parent-style-name="ListParagraph" style:family="paragraph">
      <style:text-properties fo:font-size="16pt" style:font-size-asian="16pt" style:font-size-complex="16pt"/>
    </style:style>
    <style:style style:name="T8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89" style:parent-style-name="ListParagraph" style:list-style-name="WWNum3" style:family="paragraph"/>
    <style:style style:name="T90" style:parent-style-name="DefaultParagraphFont" style:family="text">
      <style:text-properties fo:font-size="16pt" style:font-size-asian="16pt" style:font-size-complex="16pt"/>
    </style:style>
    <style:style style:name="P91" style:parent-style-name="ListParagraph" style:family="paragraph">
      <style:text-properties fo:font-size="16pt" style:font-size-asian="16pt" style:font-size-complex="16pt"/>
    </style:style>
    <style:style style:name="T9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9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9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95" style:parent-style-name="ListParagraph" style:family="paragraph">
      <style:text-properties fo:font-size="16pt" style:font-size-asian="16pt" style:font-size-complex="16pt"/>
    </style:style>
    <style:style style:name="P96" style:parent-style-name="ListParagraph" style:list-style-name="WWNum3" style:family="paragraph"/>
    <style:style style:name="T97" style:parent-style-name="DefaultParagraphFont" style:family="text">
      <style:text-properties fo:font-size="16pt" style:font-size-asian="16pt" style:font-size-complex="16pt"/>
    </style:style>
    <style:style style:name="P98" style:parent-style-name="Standard" style:family="paragraph">
      <style:paragraph-properties fo:margin-left="0.25in">
        <style:tab-stops/>
      </style:paragraph-properties>
    </style:style>
    <style:style style:name="T99" style:parent-style-name="DefaultParagraphFont" style:family="text">
      <style:text-properties fo:font-size="16pt" style:font-size-asian="16pt" style:font-size-complex="16pt"/>
    </style:style>
    <style:style style:name="P100" style:parent-style-name="Standard" style:family="paragraph">
      <style:paragraph-properties fo:margin-left="0.25in">
        <style:tab-stops/>
      </style:paragraph-properties>
    </style:style>
    <style:style style:name="T101" style:parent-style-name="DefaultParagraphFont" style:family="text">
      <style:text-properties fo:font-size="16pt" style:font-size-asian="16pt" style:font-size-complex="16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T10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04" style:parent-style-name="DefaultParagraphFont" style:family="text">
      <style:text-properties fo:font-size="16pt" style:font-size-asian="16pt" style:font-size-complex="16pt"/>
    </style:style>
    <style:style style:name="T10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06" style:parent-style-name="DefaultParagraphFont" style:family="text">
      <style:text-properties fo:font-size="16pt" style:font-size-asian="16pt" style:font-size-complex="16pt"/>
    </style:style>
    <style:style style:name="T107" style:parent-style-name="DefaultParagraphFont" style:family="text">
      <style:text-properties fo:font-size="16pt" style:font-size-asian="16pt" style:font-size-complex="16pt"/>
    </style:style>
    <style:style style:name="P108" style:parent-style-name="ListParagraph" style:list-style-name="WWNum3" style:family="paragraph"/>
    <style:style style:name="T109" style:parent-style-name="DefaultParagraphFont" style:family="text">
      <style:text-properties fo:font-size="16pt" style:font-size-asian="16pt" style:font-size-complex="16pt"/>
    </style:style>
    <style:style style:name="T11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T112" style:parent-style-name="DefaultParagraphFont" style:family="text">
      <style:text-properties fo:font-size="16pt" style:font-size-asian="16pt" style:font-size-complex="16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P114" style:parent-style-name="ListParagraph" style:list-style-name="WWNum3" style:family="paragraph"/>
    <style:style style:name="T115" style:parent-style-name="DefaultParagraphFont" style:family="text">
      <style:text-properties fo:font-size="16pt" style:font-size-asian="16pt" style:font-size-complex="16pt"/>
    </style:style>
    <style:style style:name="T116" style:parent-style-name="DefaultParagraphFont" style:family="text">
      <style:text-properties fo:font-size="16pt" style:font-size-asian="16pt" style:font-size-complex="16pt"/>
    </style:style>
    <style:style style:name="T11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18" style:parent-style-name="DefaultParagraphFont" style:family="text">
      <style:text-properties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T121" style:parent-style-name="DefaultParagraphFont" style:family="text">
      <style:text-properties fo:font-size="16pt" style:font-size-asian="16pt" style:font-size-complex="16pt"/>
    </style:style>
    <style:style style:name="T122" style:parent-style-name="DefaultParagraphFont" style:family="text">
      <style:text-properties fo:font-size="16pt" style:font-size-asian="16pt" style:font-size-complex="16pt"/>
    </style:style>
    <style:style style:name="T123" style:parent-style-name="DefaultParagraphFont" style:family="text">
      <style:text-properties fo:font-size="16pt" style:font-size-asian="16pt" style:font-size-complex="16pt"/>
    </style:style>
    <style:style style:name="T124" style:parent-style-name="DefaultParagraphFont" style:family="text">
      <style:text-properties fo:font-size="16pt" style:font-size-asian="16pt" style:font-size-complex="16pt"/>
    </style:style>
    <style:style style:name="T12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26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2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2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31" style:parent-style-name="DefaultParagraphFont" style:family="text">
      <style:text-properties fo:font-size="16pt" style:font-size-asian="16pt" style:font-size-complex="16pt"/>
    </style:style>
    <style:style style:name="T132" style:parent-style-name="DefaultParagraphFont" style:family="text">
      <style:text-properties fo:font-size="16pt" style:font-size-asian="16pt" style:font-size-complex="16pt"/>
    </style:style>
    <style:style style:name="T133" style:parent-style-name="DefaultParagraphFont" style:family="text">
      <style:text-properties fo:font-size="16pt" style:font-size-asian="16pt" style:font-size-complex="16pt"/>
    </style:style>
    <style:style style:name="T134" style:parent-style-name="DefaultParagraphFont" style:family="text">
      <style:text-properties fo:font-size="16pt" style:font-size-asian="16pt" style:font-size-complex="16pt"/>
    </style:style>
    <style:style style:name="P135" style:parent-style-name="ListParagraph" style:list-style-name="WWNum3" style:family="paragraph"/>
    <style:style style:name="T136" style:parent-style-name="DefaultParagraphFont" style:family="text">
      <style:text-properties fo:font-size="16pt" style:font-size-asian="16pt" style:font-size-complex="16pt"/>
    </style:style>
    <style:style style:name="T13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T139" style:parent-style-name="DefaultParagraphFont" style:family="text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P141" style:parent-style-name="ListParagraph" style:list-style-name="WWNum3" style:family="paragraph"/>
    <style:style style:name="T142" style:parent-style-name="DefaultParagraphFont" style:family="text">
      <style:text-properties fo:font-size="16pt" style:font-size-asian="16pt" style:font-size-complex="16pt"/>
    </style:style>
    <style:style style:name="T14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144" style:parent-style-name="DefaultParagraphFont" style:family="text">
      <style:text-properties fo:font-size="16pt" style:font-size-asian="16pt" style:font-size-complex="16pt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T14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47" style:parent-style-name="DefaultParagraphFont" style:family="text">
      <style:text-properties fo:font-size="10pt" style:font-size-asian="10pt" style:font-size-complex="10pt"/>
    </style:style>
    <style:style style:name="T148" style:parent-style-name="DefaultParagraphFont" style:family="text">
      <style:text-properties fo:font-size="10pt" style:font-size-asian="10pt" style:font-size-complex="10pt"/>
    </style:style>
    <style:style style:name="T149" style:parent-style-name="DefaultParagraphFont" style:family="text">
      <style:text-properties fo:font-size="10pt" style:font-size-asian="10pt" style:font-size-complex="10pt"/>
    </style:style>
    <style:style style:name="T150" style:parent-style-name="DefaultParagraphFont" style:family="text">
      <style:text-properties fo:font-size="10pt" style:font-size-asian="10pt" style:font-size-complex="10pt"/>
    </style:style>
    <style:style style:name="T151" style:parent-style-name="DefaultParagraphFont" style:family="text">
      <style:text-properties fo:font-size="10pt" style:font-size-asian="10pt" style:font-size-complex="10pt"/>
    </style:style>
    <style:style style:name="T152" style:parent-style-name="DefaultParagraphFont" style:family="text">
      <style:text-properties fo:font-size="10pt" style:font-size-asian="10pt" style:font-size-complex="10pt"/>
    </style:style>
    <style:style style:name="T153" style:parent-style-name="DefaultParagraphFont" style:family="text">
      <style:text-properties fo:font-size="10pt" style:font-size-asian="10pt" style:font-size-complex="10pt"/>
    </style:style>
    <style:style style:name="T154" style:parent-style-name="DefaultParagraphFont" style:family="text">
      <style:text-properties fo:font-size="10pt" style:font-size-asian="10pt" style:font-size-complex="10pt"/>
    </style:style>
    <style:style style:name="T155" style:parent-style-name="DefaultParagraphFont" style:family="text">
      <style:text-properties fo:font-size="10pt" style:font-size-asian="10pt" style:font-size-complex="10pt"/>
    </style:style>
    <style:style style:name="T156" style:parent-style-name="DefaultParagraphFont" style:family="text">
      <style:text-properties fo:font-size="10pt" style:font-size-asian="10pt" style:font-size-complex="10pt"/>
    </style:style>
    <style:style style:name="T157" style:parent-style-name="DefaultParagraphFont" style:family="text">
      <style:text-properties fo:font-size="10pt" style:font-size-asian="10pt" style:font-size-complex="10pt"/>
    </style:style>
    <style:style style:name="T158" style:parent-style-name="DefaultParagraphFont" style:family="text">
      <style:text-properties fo:font-size="10pt" style:font-size-asian="10pt" style:font-size-complex="10pt"/>
    </style:style>
    <style:style style:name="T159" style:parent-style-name="DefaultParagraphFont" style:family="text">
      <style:text-properties fo:font-size="10pt" style:font-size-asian="10pt" style:font-size-complex="10pt"/>
    </style:style>
    <style:style style:name="T160" style:parent-style-name="DefaultParagraphFont" style:family="text">
      <style:text-properties fo:font-size="10pt" style:font-size-asian="10pt" style:font-size-complex="10pt"/>
    </style:style>
    <style:style style:name="T161" style:parent-style-name="DefaultParagraphFont" style:family="text">
      <style:text-properties fo:font-size="10pt" style:font-size-asian="10pt" style:font-size-complex="10pt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T163" style:parent-style-name="DefaultParagraphFont" style:family="text">
      <style:text-properties fo:font-size="10pt" style:font-size-asian="10pt" style:font-size-complex="10pt"/>
    </style:style>
    <style:style style:name="T164" style:parent-style-name="DefaultParagraphFont" style:family="text">
      <style:text-properties fo:font-size="10pt" style:font-size-asian="10pt" style:font-size-complex="10pt"/>
    </style:style>
    <style:style style:name="T165" style:parent-style-name="DefaultParagraphFont" style:family="text">
      <style:text-properties fo:font-size="10pt" style:font-size-asian="10pt" style:font-size-complex="10pt"/>
    </style:style>
    <style:style style:name="T166" style:parent-style-name="DefaultParagraphFont" style:family="text">
      <style:text-properties fo:font-size="10pt" style:font-size-asian="10pt" style:font-size-complex="10pt"/>
    </style:style>
    <style:style style:name="T167" style:parent-style-name="DefaultParagraphFont" style:family="text">
      <style:text-properties fo:font-size="10pt" style:font-size-asian="10pt" style:font-size-complex="10pt"/>
    </style:style>
    <style:style style:name="T168" style:parent-style-name="DefaultParagraphFont" style:family="text">
      <style:text-properties fo:font-size="10pt" style:font-size-asian="10pt" style:font-size-complex="10pt"/>
    </style:style>
    <style:style style:name="T169" style:parent-style-name="DefaultParagraphFont" style:family="text">
      <style:text-properties fo:font-size="10pt" style:font-size-asian="10pt" style:font-size-complex="10pt"/>
    </style:style>
    <style:style style:name="T170" style:parent-style-name="DefaultParagraphFont" style:family="text">
      <style:text-properties fo:font-size="10pt" style:font-size-asian="10pt" style:font-size-complex="10pt"/>
    </style:style>
    <style:style style:name="T171" style:parent-style-name="DefaultParagraphFont" style:family="text">
      <style:text-properties fo:font-size="10pt" style:font-size-asian="10pt" style:font-size-complex="10pt"/>
    </style:style>
    <style:style style:name="T172" style:parent-style-name="DefaultParagraphFont" style:family="text">
      <style:text-properties fo:font-size="10pt" style:font-size-asian="10pt" style:font-size-complex="10pt"/>
    </style:style>
    <style:style style:name="T173" style:parent-style-name="DefaultParagraphFont" style:family="text">
      <style:text-properties fo:font-size="10pt" style:font-size-asian="10pt" style:font-size-complex="10pt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T175" style:parent-style-name="DefaultParagraphFont" style:family="text">
      <style:text-properties fo:font-size="10pt" style:font-size-asian="10pt" style:font-size-complex="10pt"/>
    </style:style>
    <style:style style:name="P176" style:parent-style-name="Standard" style:family="paragraph">
      <style:text-properties fo:font-size="10pt" style:font-size-asian="10pt" style:font-size-complex="10pt"/>
    </style:style>
    <style:style style:name="T177" style:parent-style-name="DefaultParagraphFont" style:family="text">
      <style:text-properties fo:font-size="10pt" style:font-size-asian="10pt" style:font-size-complex="10pt"/>
    </style:style>
    <style:style style:name="T178" style:parent-style-name="DefaultParagraphFont" style:family="text">
      <style:text-properties fo:font-size="10pt" style:font-size-asian="10pt" style:font-size-complex="10pt"/>
    </style:style>
    <style:style style:name="T179" style:parent-style-name="DefaultParagraphFont" style:family="text">
      <style:text-properties fo:font-size="10pt" style:font-size-asian="10pt" style:font-size-complex="10pt"/>
    </style:style>
    <style:style style:name="T180" style:parent-style-name="DefaultParagraphFont" style:family="text">
      <style:text-properties fo:font-size="10pt" style:font-size-asian="10pt" style:font-size-complex="10pt"/>
    </style:style>
    <style:style style:name="T181" style:parent-style-name="DefaultParagraphFont" style:family="text">
      <style:text-properties fo:font-size="10pt" style:font-size-asian="10pt" style:font-size-complex="10pt"/>
    </style:style>
    <style:style style:name="T182" style:parent-style-name="DefaultParagraphFont" style:family="text">
      <style:text-properties fo:font-size="10pt" style:font-size-asian="10pt" style:font-size-complex="10pt"/>
    </style:style>
    <style:style style:name="T183" style:parent-style-name="DefaultParagraphFont" style:family="text">
      <style:text-properties fo:font-size="10pt" style:font-size-asian="10pt" style:font-size-complex="10pt"/>
    </style:style>
    <style:style style:name="T184" style:parent-style-name="DefaultParagraphFont" style:family="text">
      <style:text-properties fo:font-size="10pt" style:font-size-asian="10pt" style:font-size-complex="10pt"/>
    </style:style>
    <style:style style:name="T185" style:parent-style-name="DefaultParagraphFont" style:family="text">
      <style:text-properties fo:font-size="10pt" style:font-size-asian="10pt" style:font-size-complex="10pt"/>
    </style:style>
    <style:style style:name="T186" style:parent-style-name="DefaultParagraphFont" style:family="text">
      <style:text-properties fo:font-size="10pt" style:font-size-asian="10pt" style:font-size-complex="10pt"/>
    </style:style>
    <style:style style:name="T187" style:parent-style-name="DefaultParagraphFont" style:family="text">
      <style:text-properties fo:font-size="10pt" style:font-size-asian="10pt" style:font-size-complex="10pt"/>
    </style:style>
    <style:style style:name="T188" style:parent-style-name="DefaultParagraphFont" style:family="text">
      <style:text-properties fo:font-size="10pt" style:font-size-asian="10pt" style:font-size-complex="10pt"/>
    </style:style>
    <style:style style:name="T189" style:parent-style-name="DefaultParagraphFont" style:family="text">
      <style:text-properties fo:font-size="10pt" style:font-size-asian="10pt" style:font-size-complex="10pt"/>
    </style:style>
    <style:style style:name="T190" style:parent-style-name="DefaultParagraphFont" style:family="text">
      <style:text-properties fo:font-size="10pt" style:font-size-asian="10pt" style:font-size-complex="10pt"/>
    </style:style>
    <style:style style:name="T191" style:parent-style-name="DefaultParagraphFont" style:family="text">
      <style:text-properties fo:font-size="10pt" style:font-size-asian="10pt" style:font-size-complex="10pt"/>
    </style:style>
    <style:style style:name="T192" style:parent-style-name="DefaultParagraphFont" style:family="text">
      <style:text-properties fo:font-size="10pt" style:font-size-asian="10pt" style:font-size-complex="10pt"/>
    </style:style>
    <style:style style:name="T193" style:parent-style-name="DefaultParagraphFont" style:family="text">
      <style:text-properties fo:font-size="10pt" style:font-size-asian="10pt" style:font-size-complex="10pt"/>
    </style:style>
    <style:style style:name="T194" style:parent-style-name="DefaultParagraphFont" style:family="text">
      <style:text-properties fo:font-size="10pt" style:font-size-asian="10pt" style:font-size-complex="10pt"/>
    </style:style>
    <style:style style:name="T195" style:parent-style-name="DefaultParagraphFont" style:family="text">
      <style:text-properties fo:font-size="10pt" style:font-size-asian="10pt" style:font-size-complex="10pt"/>
    </style:style>
    <style:style style:name="T196" style:parent-style-name="DefaultParagraphFont" style:family="text">
      <style:text-properties fo:font-size="10pt" style:font-size-asian="10pt" style:font-size-complex="10pt"/>
    </style:style>
    <style:style style:name="T197" style:parent-style-name="DefaultParagraphFont" style:family="text">
      <style:text-properties fo:font-size="10pt" style:font-size-asian="10pt" style:font-size-complex="10pt"/>
    </style:style>
    <style:style style:name="T198" style:parent-style-name="DefaultParagraphFont" style:family="text">
      <style:text-properties fo:font-size="10pt" style:font-size-asian="10pt" style:font-size-complex="10pt"/>
    </style:style>
    <style:style style:name="T199" style:parent-style-name="DefaultParagraphFont" style:family="text">
      <style:text-properties fo:font-size="10pt" style:font-size-asian="10pt" style:font-size-complex="10pt"/>
    </style:style>
    <style:style style:name="T200" style:parent-style-name="DefaultParagraphFont" style:family="text">
      <style:text-properties fo:font-size="10pt" style:font-size-asian="10pt" style:font-size-complex="10pt"/>
    </style:style>
    <style:style style:name="T201" style:parent-style-name="DefaultParagraphFont" style:family="text">
      <style:text-properties fo:font-size="10pt" style:font-size-asian="10pt" style:font-size-complex="10pt"/>
    </style:style>
    <style:style style:name="T202" style:parent-style-name="DefaultParagraphFont" style:family="text">
      <style:text-properties fo:font-size="10pt" style:font-size-asian="10pt" style:font-size-complex="10pt"/>
    </style:style>
    <style:style style:name="P203" style:parent-style-name="Standard" style:family="paragraph">
      <style:text-properties fo:font-size="10pt" style:font-size-asian="10pt" style:font-size-complex="10pt"/>
    </style:style>
    <style:style style:name="P204" style:parent-style-name="Standard" style:family="paragraph">
      <style:text-properties fo:font-size="10pt" style:font-size-asian="10pt" style:font-size-complex="10pt"/>
    </style:style>
    <style:style style:name="P205" style:parent-style-name="Standard" style:family="paragraph">
      <style:text-properties fo:font-size="10pt" style:font-size-asian="10pt" style:font-size-complex="10pt"/>
    </style:style>
    <style:style style:name="P206" style:parent-style-name="Standard" style:family="paragraph">
      <style:text-properties fo:font-size="10pt" style:font-size-asian="10pt" style:font-size-complex="10pt"/>
    </style:style>
    <style:style style:name="P207" style:parent-style-name="Standard" style:family="paragraph">
      <style:text-properties fo:font-size="10pt" style:font-size-asian="10pt" style:font-size-complex="10pt"/>
    </style:style>
    <style:style style:name="P208" style:parent-style-name="Standard" style:family="paragraph">
      <style:text-properties fo:font-size="10pt" style:font-size-asian="10pt" style:font-size-complex="10pt"/>
    </style:style>
    <style:style style:name="P209" style:parent-style-name="Standard" style:family="paragraph">
      <style:text-properties fo:font-size="10pt" style:font-size-asian="10pt" style:font-size-complex="10pt"/>
    </style:style>
    <style:style style:name="P210" style:parent-style-name="Standard" style:family="paragraph">
      <style:text-properties fo:font-size="10pt" style:font-size-asian="10pt" style:font-size-complex="10pt"/>
    </style:style>
    <style:style style:name="P211" style:parent-style-name="Standard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2" style:parent-style-name="Standard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14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21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216" style:parent-style-name="DefaultParagraphFont" style:family="text">
      <style:text-properties fo:font-size="16pt" style:font-size-asian="16pt" style:font-size-complex="16pt"/>
    </style:style>
    <style:style style:name="T217" style:parent-style-name="DefaultParagraphFont" style:family="text">
      <style:text-properties fo:font-size="16pt" style:font-size-asian="16pt" style:font-size-complex="16pt"/>
    </style:style>
    <style:style style:name="T218" style:parent-style-name="DefaultParagraphFont" style:family="text">
      <style:text-properties fo:font-size="16pt" style:font-size-asian="16pt" style:font-size-complex="16pt"/>
    </style:style>
    <style:style style:name="T219" style:parent-style-name="DefaultParagraphFont" style:family="text">
      <style:text-properties fo:font-size="16pt" style:font-size-asian="16pt" style:font-size-complex="16pt"/>
    </style:style>
    <style:style style:name="T220" style:parent-style-name="DefaultParagraphFont" style:family="text">
      <style:text-properties fo:font-size="16pt" style:font-size-asian="16pt" style:font-size-complex="16pt"/>
    </style:style>
    <style:style style:name="P221" style:parent-style-name="Standard" style:family="paragraph">
      <style:text-properties fo:font-size="16pt" style:font-size-asian="16pt" style:font-size-complex="16pt"/>
    </style:style>
    <style:style style:name="P222" style:parent-style-name="Standard" style:family="paragraph">
      <style:paragraph-properties fo:text-align="justify"/>
    </style:style>
    <style:style style:name="T223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24" style:parent-style-name="Standard" style:family="paragraph">
      <style:paragraph-properties fo:text-align="justify"/>
    </style:style>
    <style:style style:name="T225" style:parent-style-name="DefaultParagraphFont" style:family="text">
      <style:text-properties fo:font-size="16pt" style:font-size-asian="16pt" style:font-size-complex="16pt"/>
    </style:style>
    <style:style style:name="P226" style:parent-style-name="Standard" style:family="paragraph">
      <style:paragraph-properties fo:text-align="justify"/>
    </style:style>
    <style:style style:name="T22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28" style:parent-style-name="Standard" style:family="paragraph">
      <style:paragraph-properties fo:text-align="justify"/>
    </style:style>
    <style:style style:name="T22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30" style:parent-style-name="Standard" style:family="paragraph">
      <style:paragraph-properties fo:text-align="justify"/>
    </style:style>
    <style:style style:name="T231" style:parent-style-name="DefaultParagraphFont" style:family="text">
      <style:text-properties fo:font-size="16pt" style:font-size-asian="16pt" style:font-size-complex="16pt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fo:font-size="16pt" style:font-size-asian="16pt" style:font-size-complex="16pt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36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37" style:parent-style-name="Standard" style:family="paragraph">
      <style:paragraph-properties fo:text-align="justify"/>
    </style:style>
    <style:style style:name="T238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39" style:parent-style-name="Standard" style:family="paragraph">
      <style:paragraph-properties fo:text-align="justify"/>
    </style:style>
    <style:style style:name="T240" style:parent-style-name="DefaultParagraphFont" style:family="text">
      <style:text-properties fo:font-size="16pt" style:font-size-asian="16pt" style:font-size-complex="16pt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4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fo:font-size="16pt" style:font-size-asian="16pt" style:font-size-complex="16pt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48" style:parent-style-name="Standard" style:family="paragraph">
      <style:paragraph-properties fo:text-align="justify"/>
    </style:style>
    <style:style style:name="T249" style:parent-style-name="DefaultParagraphFont" style:family="text">
      <style:text-properties fo:font-size="16pt" style:font-size-asian="16pt" style:font-size-complex="16pt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fo:font-size="16pt" style:font-size-asian="16pt" style:font-size-complex="16pt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56" style:parent-style-name="Standard" style:family="paragraph">
      <style:paragraph-properties fo:text-align="justify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P258" style:parent-style-name="Standard" style:family="paragraph">
      <style:paragraph-properties fo:text-align="justify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62" style:parent-style-name="Standard" style:family="paragraph">
      <style:paragraph-properties fo:text-align="justify"/>
    </style:style>
    <style:style style:name="T26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64" style:parent-style-name="Standard" style:family="paragraph">
      <style:paragraph-properties fo:text-align="justify"/>
    </style:style>
    <style:style style:name="T265" style:parent-style-name="DefaultParagraphFont" style:family="text">
      <style:text-properties fo:font-size="16pt" style:font-size-asian="16pt" style:font-size-complex="16pt"/>
    </style:style>
    <style:style style:name="P266" style:parent-style-name="Standard" style:family="paragraph">
      <style:paragraph-properties fo:text-align="justify"/>
    </style:style>
    <style:style style:name="T267" style:parent-style-name="DefaultParagraphFont" style:family="text">
      <style:text-properties fo:font-size="16pt" style:font-size-asian="16pt" style:font-size-complex="16pt"/>
    </style:style>
    <style:style style:name="T268" style:parent-style-name="DefaultParagraphFont" style:family="text">
      <style:text-properties fo:font-size="16pt" style:font-size-asian="16pt" style:font-size-complex="16pt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71" style:parent-style-name="Standard" style:family="paragraph">
      <style:paragraph-properties fo:text-align="justify"/>
    </style:style>
    <style:style style:name="T272" style:parent-style-name="DefaultParagraphFont" style:family="text">
      <style:text-properties fo:font-size="16pt" style:font-size-asian="16pt" style:font-size-complex="16pt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7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7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7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80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83" style:parent-style-name="Standard" style:family="paragraph">
      <style:paragraph-properties fo:text-align="justify"/>
    </style:style>
    <style:style style:name="T28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fo:font-size="16pt" style:font-size-asian="16pt" style:font-size-complex="16pt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fo:font-size="16pt" style:font-size-asian="16pt" style:font-size-complex="16pt"/>
    </style:style>
    <style:style style:name="P289" style:parent-style-name="Standard" style:family="paragraph">
      <style:paragraph-properties fo:text-align="justify"/>
    </style:style>
    <style:style style:name="T290" style:parent-style-name="DefaultParagraphFont" style:family="text">
      <style:text-properties fo:font-size="16pt" style:font-size-asian="16pt" style:font-size-complex="16pt"/>
    </style:style>
    <style:style style:name="P291" style:parent-style-name="Standard" style:family="paragraph">
      <style:paragraph-properties fo:text-align="justify"/>
    </style:style>
    <style:style style:name="T292" style:parent-style-name="DefaultParagraphFont" style:family="text">
      <style:text-properties fo:font-size="16pt" style:font-size-asian="16pt" style:font-size-complex="16pt"/>
    </style:style>
    <style:style style:name="P293" style:parent-style-name="Standard" style:family="paragraph">
      <style:paragraph-properties fo:text-align="justify"/>
    </style:style>
    <style:style style:name="T29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text-align="justify"/>
    </style:style>
    <style:style style:name="T29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297" style:parent-style-name="Standard" style:family="paragraph">
      <style:paragraph-properties fo:text-align="justify"/>
    </style:style>
    <style:style style:name="T29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29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00" style:parent-style-name="Standard" style:family="paragraph">
      <style:paragraph-properties fo:text-align="justify"/>
    </style:style>
    <style:style style:name="T30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02" style:parent-style-name="Standard" style:family="paragraph">
      <style:paragraph-properties fo:text-align="justify"/>
    </style:style>
    <style:style style:name="T303" style:parent-style-name="DefaultParagraphFont" style:family="text">
      <style:text-properties fo:font-size="16pt" style:font-size-asian="16pt" style:font-size-complex="16pt"/>
    </style:style>
    <style:style style:name="P304" style:parent-style-name="Standard" style:family="paragraph">
      <style:paragraph-properties fo:text-align="justify"/>
    </style:style>
    <style:style style:name="T305" style:parent-style-name="DefaultParagraphFont" style:family="text">
      <style:text-properties fo:font-size="16pt" style:font-size-asian="16pt" style:font-size-complex="16pt"/>
    </style:style>
    <style:style style:name="P306" style:parent-style-name="Standard" style:family="paragraph">
      <style:paragraph-properties fo:text-align="justify"/>
    </style:style>
    <style:style style:name="T30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08" style:parent-style-name="Standard" style:family="paragraph">
      <style:paragraph-properties fo:text-align="justify"/>
    </style:style>
    <style:style style:name="T309" style:parent-style-name="DefaultParagraphFont" style:family="text">
      <style:text-properties fo:font-size="16pt" style:font-size-asian="16pt" style:font-size-complex="16pt"/>
    </style:style>
    <style:style style:name="P310" style:parent-style-name="Standard" style:family="paragraph">
      <style:paragraph-properties fo:text-align="justify"/>
    </style:style>
    <style:style style:name="T311" style:parent-style-name="DefaultParagraphFont" style:family="text">
      <style:text-properties fo:font-size="16pt" style:font-size-asian="16pt" style:font-size-complex="16pt"/>
    </style:style>
    <style:style style:name="P312" style:parent-style-name="Standard" style:family="paragraph">
      <style:paragraph-properties fo:text-align="justify"/>
    </style:style>
    <style:style style:name="T31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1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fo:font-size="16pt" style:font-size-asian="16pt" style:font-size-complex="16pt"/>
    </style:style>
    <style:style style:name="P318" style:parent-style-name="Standard" style:family="paragraph">
      <style:paragraph-properties fo:text-align="justify"/>
    </style:style>
    <style:style style:name="T31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20" style:parent-style-name="Standard" style:family="paragraph">
      <style:paragraph-properties fo:text-align="justify"/>
    </style:style>
    <style:style style:name="T321" style:parent-style-name="DefaultParagraphFont" style:family="text">
      <style:text-properties fo:font-size="16pt" style:font-size-asian="16pt" style:font-size-complex="16pt"/>
    </style:style>
    <style:style style:name="T322" style:parent-style-name="DefaultParagraphFont" style:family="text">
      <style:text-properties fo:font-size="16pt" style:font-size-asian="16pt" style:font-size-complex="16pt"/>
    </style:style>
    <style:style style:name="P323" style:parent-style-name="Standard" style:family="paragraph">
      <style:paragraph-properties fo:text-align="justify"/>
    </style:style>
    <style:style style:name="T324" style:parent-style-name="DefaultParagraphFont" style:family="text">
      <style:text-properties fo:font-size="16pt" style:font-size-asian="16pt" style:font-size-complex="16pt"/>
    </style:style>
    <style:style style:name="P325" style:parent-style-name="Standard" style:family="paragraph">
      <style:paragraph-properties fo:text-align="justify"/>
    </style:style>
    <style:style style:name="T32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27" style:parent-style-name="Standard" style:family="paragraph">
      <style:paragraph-properties fo:text-align="justify"/>
    </style:style>
    <style:style style:name="T32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29" style:parent-style-name="Standard" style:family="paragraph">
      <style:paragraph-properties fo:text-align="justify"/>
    </style:style>
    <style:style style:name="T330" style:parent-style-name="DefaultParagraphFont" style:family="text">
      <style:text-properties fo:font-size="16pt" style:font-size-asian="16pt" style:font-size-complex="16pt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fo:font-size="16pt" style:font-size-asian="16pt" style:font-size-complex="16pt"/>
    </style:style>
    <style:style style:name="T333" style:parent-style-name="DefaultParagraphFont" style:family="text">
      <style:text-properties fo:font-size="16pt" style:font-size-asian="16pt" style:font-size-complex="16pt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36" style:parent-style-name="Standard" style:family="paragraph">
      <style:paragraph-properties fo:text-align="justify"/>
    </style:style>
    <style:style style:name="T33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38" style:parent-style-name="Standard" style:family="paragraph">
      <style:paragraph-properties fo:text-align="justify"/>
    </style:style>
    <style:style style:name="T339" style:parent-style-name="DefaultParagraphFont" style:family="text">
      <style:text-properties fo:font-size="16pt" style:font-size-asian="16pt" style:font-size-complex="16pt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4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5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346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347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348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349" style:parent-style-name="Standard" style:family="paragraph">
      <style:paragraph-properties fo:text-align="justify" fo:margin-left="0.25in">
        <style:tab-stops/>
      </style:paragraph-properties>
    </style:style>
    <style:style style:name="T350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51" style:parent-style-name="Standard" style:family="paragraph">
      <style:paragraph-properties fo:text-align="justify" fo:margin-left="0.25in">
        <style:tab-stops/>
      </style:paragraph-properties>
    </style:style>
    <style:style style:name="T35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35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54" style:parent-style-name="Standard" style:family="paragraph">
      <style:paragraph-properties fo:text-align="justify" fo:margin-left="0.25in">
        <style:tab-stops/>
      </style:paragraph-properties>
    </style:style>
    <style:style style:name="T35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6pt" style:font-size-asian="16pt" style:font-size-complex="16pt"/>
    </style:style>
    <style:style style:name="P357" style:parent-style-name="Standard" style:family="paragraph">
      <style:paragraph-properties fo:text-align="justify" fo:margin-left="0.25in">
        <style:tab-stops/>
      </style:paragraph-properties>
    </style:style>
    <style:style style:name="T35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59" style:parent-style-name="Standard" style:family="paragraph">
      <style:paragraph-properties fo:text-align="justify" fo:margin-left="0.25in">
        <style:tab-stops/>
      </style:paragraph-properties>
    </style:style>
    <style:style style:name="T36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1" style:parent-style-name="Standard" style:family="paragraph">
      <style:paragraph-properties fo:text-align="justify" fo:margin-left="0.25in">
        <style:tab-stops/>
      </style:paragraph-properties>
    </style:style>
    <style:style style:name="T36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63" style:parent-style-name="Standard" style:family="paragraph">
      <style:paragraph-properties fo:text-align="justify" fo:margin-left="0.25in">
        <style:tab-stops/>
      </style:paragraph-properties>
    </style:style>
    <style:style style:name="T36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65" style:parent-style-name="Standard" style:family="paragraph">
      <style:paragraph-properties fo:text-align="justify" fo:margin-left="0.25in">
        <style:tab-stops/>
      </style:paragraph-properties>
    </style:style>
    <style:style style:name="T366" style:parent-style-name="DefaultParagraphFont" style:family="text">
      <style:text-properties fo:font-size="16pt" style:font-size-asian="16pt" style:font-size-complex="16pt"/>
    </style:style>
    <style:style style:name="P367" style:parent-style-name="Standard" style:family="paragraph">
      <style:paragraph-properties fo:text-align="justify" fo:margin-left="0.25in">
        <style:tab-stops/>
      </style:paragraph-properties>
    </style:style>
    <style:style style:name="T368" style:parent-style-name="DefaultParagraphFont" style:family="text">
      <style:text-properties fo:font-size="16pt" style:font-size-asian="16pt" style:font-size-complex="16pt"/>
    </style:style>
    <style:style style:name="P369" style:parent-style-name="Standard" style:family="paragraph">
      <style:paragraph-properties fo:text-align="justify" fo:margin-left="0.25in">
        <style:tab-stops/>
      </style:paragraph-properties>
    </style:style>
    <style:style style:name="T370" style:parent-style-name="DefaultParagraphFont" style:family="text">
      <style:text-properties fo:font-size="16pt" style:font-size-asian="16pt" style:font-size-complex="16pt"/>
    </style:style>
    <style:style style:name="P371" style:parent-style-name="Standard" style:family="paragraph">
      <style:paragraph-properties fo:text-align="justify" fo:margin-left="0.25in">
        <style:tab-stops/>
      </style:paragraph-properties>
    </style:style>
    <style:style style:name="T372" style:parent-style-name="DefaultParagraphFont" style:family="text">
      <style:text-properties fo:font-size="16pt" style:font-size-asian="16pt" style:font-size-complex="16pt"/>
    </style:style>
    <style:style style:name="P373" style:parent-style-name="Standard" style:family="paragraph">
      <style:paragraph-properties fo:text-align="justify" fo:margin-left="0.25in">
        <style:tab-stops/>
      </style:paragraph-properties>
    </style:style>
    <style:style style:name="T374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37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justify" fo:margin-left="0.25in">
        <style:tab-stops/>
      </style:paragraph-properties>
    </style:style>
    <style:style style:name="T377" style:parent-style-name="DefaultParagraphFont" style:family="text">
      <style:text-properties fo:font-size="16pt" style:font-size-asian="16pt" style:font-size-complex="16pt"/>
    </style:style>
    <style:style style:name="P378" style:parent-style-name="Standard" style:family="paragraph">
      <style:paragraph-properties fo:text-align="justify" fo:margin-left="0.25in">
        <style:tab-stops/>
      </style:paragraph-properties>
    </style:style>
    <style:style style:name="T37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80" style:parent-style-name="Standard" style:family="paragraph">
      <style:paragraph-properties fo:text-align="justify" fo:margin-left="0.25in">
        <style:tab-stops/>
      </style:paragraph-properties>
    </style:style>
    <style:style style:name="T38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82" style:parent-style-name="Standard" style:family="paragraph">
      <style:paragraph-properties fo:text-align="justify" fo:margin-left="0.25in">
        <style:tab-stops/>
      </style:paragraph-properties>
    </style:style>
    <style:style style:name="T383" style:parent-style-name="DefaultParagraphFont" style:family="text">
      <style:text-properties fo:font-size="16pt" style:font-size-asian="16pt" style:font-size-complex="16pt"/>
    </style:style>
    <style:style style:name="P384" style:parent-style-name="Standard" style:family="paragraph">
      <style:paragraph-properties fo:text-align="justify" fo:margin-left="0.25in">
        <style:tab-stops/>
      </style:paragraph-properties>
    </style:style>
    <style:style style:name="T385" style:parent-style-name="DefaultParagraphFont" style:family="text">
      <style:text-properties fo:font-size="16pt" style:font-size-asian="16pt" style:font-size-complex="16pt"/>
    </style:style>
    <style:style style:name="P386" style:parent-style-name="Standard" style:family="paragraph">
      <style:paragraph-properties fo:text-align="justify" fo:margin-left="0.25in">
        <style:tab-stops/>
      </style:paragraph-properties>
    </style:style>
    <style:style style:name="T38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88" style:parent-style-name="Standard" style:family="paragraph">
      <style:paragraph-properties fo:text-align="justify" fo:margin-left="0.25in">
        <style:tab-stops/>
      </style:paragraph-properties>
    </style:style>
    <style:style style:name="T38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90" style:parent-style-name="Standard" style:family="paragraph">
      <style:paragraph-properties fo:text-align="justify" fo:margin-left="0.25in">
        <style:tab-stops/>
      </style:paragraph-properties>
    </style:style>
    <style:style style:name="T391" style:parent-style-name="DefaultParagraphFont" style:family="text">
      <style:text-properties fo:font-size="16pt" style:font-size-asian="16pt" style:font-size-complex="16pt"/>
    </style:style>
    <style:style style:name="P392" style:parent-style-name="Standard" style:family="paragraph">
      <style:paragraph-properties fo:text-align="justify" fo:margin-left="0.25in">
        <style:tab-stops/>
      </style:paragraph-properties>
    </style:style>
    <style:style style:name="T39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94" style:parent-style-name="Standard" style:family="paragraph">
      <style:paragraph-properties fo:text-align="justify"/>
    </style:style>
    <style:style style:name="T395" style:parent-style-name="DefaultParagraphFont" style:family="text">
      <style:text-properties fo:font-size="16pt" style:font-size-asian="16pt" style:font-size-complex="16pt"/>
    </style:style>
    <style:style style:name="T396" style:parent-style-name="DefaultParagraphFont" style:family="text">
      <style:text-properties fo:font-size="16pt" style:font-size-asian="16pt" style:font-size-complex="16pt"/>
    </style:style>
    <style:style style:name="P397" style:parent-style-name="Standard" style:family="paragraph">
      <style:paragraph-properties fo:text-align="justify"/>
    </style:style>
    <style:style style:name="T39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399" style:parent-style-name="Standard" style:family="paragraph">
      <style:paragraph-properties fo:text-align="justify"/>
    </style:style>
    <style:style style:name="T400" style:parent-style-name="DefaultParagraphFont" style:family="text">
      <style:text-properties fo:font-size="16pt" style:font-size-asian="16pt" style:font-size-complex="16pt"/>
    </style:style>
    <style:style style:name="P401" style:parent-style-name="Standard" style:family="paragraph">
      <style:paragraph-properties fo:text-align="justify"/>
    </style:style>
    <style:style style:name="T402" style:parent-style-name="DefaultParagraphFont" style:family="text">
      <style:text-properties fo:font-size="16pt" style:font-size-asian="16pt" style:font-size-complex="16pt"/>
    </style:style>
    <style:style style:name="P403" style:parent-style-name="Standard" style:family="paragraph">
      <style:paragraph-properties fo:text-align="justify"/>
    </style:style>
    <style:style style:name="T404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05" style:parent-style-name="Standard" style:family="paragraph">
      <style:paragraph-properties fo:text-align="justify"/>
    </style:style>
    <style:style style:name="T40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07" style:parent-style-name="Standard" style:family="paragraph">
      <style:paragraph-properties fo:text-align="justify"/>
    </style:style>
    <style:style style:name="T408" style:parent-style-name="DefaultParagraphFont" style:family="text">
      <style:text-properties fo:font-size="16pt" style:font-size-asian="16pt" style:font-size-complex="16pt"/>
    </style:style>
    <style:style style:name="P409" style:parent-style-name="Standard" style:family="paragraph">
      <style:paragraph-properties fo:text-align="justify"/>
    </style:style>
    <style:style style:name="T410" style:parent-style-name="DefaultParagraphFont" style:family="text">
      <style:text-properties fo:font-size="16pt" style:font-size-asian="16pt" style:font-size-complex="16pt"/>
    </style:style>
    <style:style style:name="T411" style:parent-style-name="DefaultParagraphFont" style:family="text">
      <style:text-properties fo:font-size="16pt" style:font-size-asian="16pt" style:font-size-complex="16pt"/>
    </style:style>
    <style:style style:name="P412" style:parent-style-name="Standard" style:family="paragraph">
      <style:paragraph-properties fo:text-align="justify"/>
    </style:style>
    <style:style style:name="T41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14" style:parent-style-name="Standard" style:family="paragraph">
      <style:paragraph-properties fo:text-align="justify"/>
    </style:style>
    <style:style style:name="T41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16" style:parent-style-name="Standard" style:family="paragraph">
      <style:paragraph-properties fo:text-align="justify"/>
    </style:style>
    <style:style style:name="T41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18" style:parent-style-name="Standard" style:family="paragraph">
      <style:paragraph-properties fo:text-align="justify"/>
    </style:style>
    <style:style style:name="T41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20" style:parent-style-name="Standard" style:family="paragraph">
      <style:paragraph-properties fo:text-align="justify"/>
    </style:style>
    <style:style style:name="T421" style:parent-style-name="DefaultParagraphFont" style:family="text">
      <style:text-properties fo:font-size="16pt" style:font-size-asian="16pt" style:font-size-complex="16pt"/>
    </style:style>
    <style:style style:name="P422" style:parent-style-name="Standard" style:family="paragraph">
      <style:paragraph-properties fo:text-align="justify"/>
    </style:style>
    <style:style style:name="T42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42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25" style:parent-style-name="Standard" style:family="paragraph">
      <style:text-properties fo:font-size="16pt" style:font-size-asian="16pt" style:font-size-complex="16pt"/>
    </style:style>
    <style:style style:name="P426" style:parent-style-name="Standard" style:family="paragraph">
      <style:text-properties fo:font-size="16pt" style:font-size-asian="16pt" style:font-size-complex="16pt"/>
    </style:style>
    <style:style style:name="P427" style:parent-style-name="Standard" style:family="paragraph">
      <style:text-properties fo:font-size="16pt" style:font-size-asian="16pt" style:font-size-complex="16pt"/>
    </style:style>
    <style:style style:name="T428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29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3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31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32" style:parent-style-name="DefaultParagraphFont" style:family="text">
      <style:text-properties fo:font-size="16pt" style:font-size-asian="16pt" style:font-size-complex="16pt"/>
    </style:style>
    <style:style style:name="T43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3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3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36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37" style:parent-style-name="Standard" style:family="paragraph">
      <style:paragraph-properties fo:text-align="justify" fo:margin-left="0.25in">
        <style:tab-stops/>
      </style:paragraph-properties>
    </style:style>
    <style:style style:name="T438" style:parent-style-name="DefaultParagraphFont" style:family="text">
      <style:text-properties fo:font-size="16pt" style:font-size-asian="16pt" style:font-size-complex="16pt"/>
    </style:style>
    <style:style style:name="T439" style:parent-style-name="DefaultParagraphFont" style:family="text">
      <style:text-properties fo:font-size="16pt" style:font-size-asian="16pt" style:font-size-complex="16pt"/>
    </style:style>
    <style:style style:name="P440" style:parent-style-name="Standard" style:family="paragraph">
      <style:paragraph-properties fo:text-align="justify" fo:margin-left="0.25in">
        <style:tab-stops/>
      </style:paragraph-properties>
    </style:style>
    <style:style style:name="T44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42" style:parent-style-name="Standard" style:family="paragraph">
      <style:paragraph-properties fo:text-align="justify" fo:margin-left="0.25in">
        <style:tab-stops/>
      </style:paragraph-properties>
    </style:style>
    <style:style style:name="T44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44" style:parent-style-name="Standard" style:family="paragraph">
      <style:paragraph-properties fo:text-align="justify" fo:margin-left="0.25in">
        <style:tab-stops/>
      </style:paragraph-properties>
    </style:style>
    <style:style style:name="T445" style:parent-style-name="DefaultParagraphFont" style:family="text">
      <style:text-properties fo:font-size="16pt" style:font-size-asian="16pt" style:font-size-complex="16pt"/>
    </style:style>
    <style:style style:name="P446" style:parent-style-name="Standard" style:family="paragraph">
      <style:paragraph-properties fo:text-align="justify" fo:margin-left="0.25in">
        <style:tab-stops/>
      </style:paragraph-properties>
    </style:style>
    <style:style style:name="T447" style:parent-style-name="DefaultParagraphFont" style:family="text">
      <style:text-properties fo:font-size="16pt" style:font-size-asian="16pt" style:font-size-complex="16pt"/>
    </style:style>
    <style:style style:name="P448" style:parent-style-name="Standard" style:family="paragraph">
      <style:paragraph-properties fo:text-align="justify" fo:margin-left="0.25in">
        <style:tab-stops/>
      </style:paragraph-properties>
    </style:style>
    <style:style style:name="T449" style:parent-style-name="DefaultParagraphFont" style:family="text">
      <style:text-properties fo:font-size="16pt" style:font-size-asian="16pt" style:font-size-complex="16pt"/>
    </style:style>
    <style:style style:name="P450" style:parent-style-name="Standard" style:family="paragraph">
      <style:paragraph-properties fo:text-align="justify" fo:margin-left="0.25in">
        <style:tab-stops/>
      </style:paragraph-properties>
    </style:style>
    <style:style style:name="T451" style:parent-style-name="DefaultParagraphFont" style:family="text">
      <style:text-properties fo:font-size="16pt" style:font-size-asian="16pt" style:font-size-complex="16pt"/>
    </style:style>
    <style:style style:name="P452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453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454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455" style:parent-style-name="Standard" style:family="paragraph">
      <style:paragraph-properties fo:text-align="justify" fo:margin-left="0.25in">
        <style:tab-stops/>
      </style:paragraph-properties>
      <style:text-properties fo:font-size="16pt" style:font-size-asian="16pt" style:font-size-complex="16pt"/>
    </style:style>
    <style:style style:name="P456" style:parent-style-name="Standard" style:family="paragraph">
      <style:paragraph-properties fo:text-align="justify"/>
    </style:style>
    <style:style style:name="T457" style:parent-style-name="DefaultParagraphFont" style:family="text">
      <style:text-properties fo:font-size="16pt" style:font-size-asian="16pt" style:font-size-complex="16pt"/>
    </style:style>
    <style:style style:name="P458" style:parent-style-name="Standard" style:family="paragraph">
      <style:paragraph-properties fo:text-align="justify"/>
    </style:style>
    <style:style style:name="T45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60" style:parent-style-name="Standard" style:family="paragraph">
      <style:paragraph-properties fo:text-align="justify"/>
    </style:style>
    <style:style style:name="T461" style:parent-style-name="DefaultParagraphFont" style:family="text">
      <style:text-properties fo:font-size="16pt" style:font-size-asian="16pt" style:font-size-complex="16pt"/>
    </style:style>
    <style:style style:name="P462" style:parent-style-name="Standard" style:family="paragraph">
      <style:paragraph-properties fo:text-align="justify"/>
    </style:style>
    <style:style style:name="T46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64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65" style:parent-style-name="Standard" style:family="paragraph">
      <style:paragraph-properties fo:text-align="justify"/>
    </style:style>
    <style:style style:name="T466" style:parent-style-name="DefaultParagraphFont" style:family="text">
      <style:text-properties fo:font-size="16pt" style:font-size-asian="16pt" style:font-size-complex="16pt"/>
    </style:style>
    <style:style style:name="P467" style:parent-style-name="Standard" style:family="paragraph">
      <style:paragraph-properties fo:text-align="justify"/>
    </style:style>
    <style:style style:name="T468" style:parent-style-name="DefaultParagraphFont" style:family="text">
      <style:text-properties fo:font-size="16pt" style:font-size-asian="16pt" style:font-size-complex="16pt"/>
    </style:style>
    <style:style style:name="P469" style:parent-style-name="Standard" style:family="paragraph">
      <style:paragraph-properties fo:text-align="justify"/>
    </style:style>
    <style:style style:name="T470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71" style:parent-style-name="Standard" style:family="paragraph">
      <style:paragraph-properties fo:text-align="justify"/>
    </style:style>
    <style:style style:name="T47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73" style:parent-style-name="DefaultParagraphFont" style:family="text">
      <style:text-properties fo:font-size="16pt" style:font-size-asian="16pt" style:font-size-complex="16pt"/>
    </style:style>
    <style:style style:name="T474" style:parent-style-name="DefaultParagraphFont" style:family="text">
      <style:text-properties fo:font-size="16pt" style:font-size-asian="16pt" style:font-size-complex="16pt"/>
    </style:style>
    <style:style style:name="T47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76" style:parent-style-name="Standard" style:family="paragraph">
      <style:text-properties fo:font-size="16pt" style:font-size-asian="16pt" style:font-size-complex="16pt"/>
    </style:style>
    <style:style style:name="P477" style:parent-style-name="Standard" style:family="paragraph">
      <style:text-properties fo:font-size="16pt" style:font-size-asian="16pt" style:font-size-complex="16pt"/>
    </style:style>
    <style:style style:name="P478" style:parent-style-name="Standard" style:family="paragraph">
      <style:text-properties fo:font-size="16pt" style:font-size-asian="16pt" style:font-size-complex="16pt"/>
    </style:style>
    <style:style style:name="P479" style:parent-style-name="Standard" style:family="paragraph">
      <style:text-properties fo:font-size="16pt" style:font-size-asian="16pt" style:font-size-complex="16pt"/>
    </style:style>
    <style:style style:name="P480" style:parent-style-name="Standard" style:family="paragraph">
      <style:text-properties fo:font-size="16pt" style:font-size-asian="16pt" style:font-size-complex="16pt"/>
    </style:style>
    <style:style style:name="P481" style:parent-style-name="Standard" style:family="paragraph">
      <style:text-properties fo:font-size="16pt" style:font-size-asian="16pt" style:font-size-complex="16pt"/>
    </style:style>
    <style:style style:name="P482" style:parent-style-name="Standard" style:family="paragraph">
      <style:text-properties fo:font-size="16pt" style:font-size-asian="16pt" style:font-size-complex="16pt"/>
    </style:style>
    <style:style style:name="P483" style:parent-style-name="Standard" style:family="paragraph">
      <style:text-properties fo:font-size="16pt" style:font-size-asian="16pt" style:font-size-complex="16pt"/>
    </style:style>
    <style:style style:name="P484" style:parent-style-name="Standard" style:family="paragraph">
      <style:text-properties fo:font-size="16pt" style:font-size-asian="16pt" style:font-size-complex="16pt"/>
    </style:style>
    <style:style style:name="T48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86" style:parent-style-name="DefaultParagraphFont" style:family="text">
      <style:text-properties fo:font-size="16pt" style:font-size-asian="16pt" style:font-size-complex="16pt"/>
    </style:style>
    <style:style style:name="T48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88" style:parent-style-name="DefaultParagraphFont" style:family="text">
      <style:text-properties fo:font-size="16pt" style:font-size-asian="16pt" style:font-size-complex="16pt"/>
    </style:style>
    <style:style style:name="T48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90" style:parent-style-name="DefaultParagraphFont" style:family="text">
      <style:text-properties fo:font-size="16pt" style:font-size-asian="16pt" style:font-size-complex="16pt"/>
    </style:style>
    <style:style style:name="T49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9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93" style:parent-style-name="DefaultParagraphFont" style:family="text">
      <style:text-properties fo:font-size="16pt" style:font-size-asian="16pt" style:font-size-complex="16pt"/>
    </style:style>
    <style:style style:name="T494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497" style:parent-style-name="DefaultParagraphFont" style:family="text">
      <style:text-properties fo:font-size="16pt" style:font-size-asian="16pt" style:font-size-complex="16pt"/>
    </style:style>
    <style:style style:name="T498" style:parent-style-name="DefaultParagraphFont" style:family="text">
      <style:text-properties fo:font-size="16pt" style:font-size-asian="16pt" style:font-size-complex="16pt"/>
    </style:style>
    <style:style style:name="T499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00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T50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02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503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504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505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506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507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T50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509" style:parent-style-name="DefaultParagraphFont" style:family="text">
      <style:text-properties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P510" style:parent-style-name="Standard" style:family="paragraph">
      <style:text-properties fo:font-size="16pt" style:font-size-asian="16pt" style:font-size-complex="16pt"/>
    </style:style>
    <style:style style:name="T511" style:parent-style-name="DefaultParagraphFont" style:family="text">
      <style:text-properties fo:font-size="16pt" style:font-size-asian="16pt" style:font-size-complex="16pt"/>
    </style:style>
    <style:style style:name="T51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513" style:parent-style-name="DefaultParagraphFont" style:family="text">
      <style:text-properties fo:font-size="16pt" style:font-size-asian="16pt" style:font-size-complex="16pt"/>
    </style:style>
    <style:style style:name="T514" style:parent-style-name="DefaultParagraphFont" style:family="text">
      <style:text-properties fo:font-style="italic" style:font-style-asian="italic" fo:font-size="16pt" style:font-size-asian="16pt" style:font-size-complex="16pt"/>
    </style:style>
    <style:style style:name="T515" style:parent-style-name="DefaultParagraphFont" style:family="text">
      <style:text-properties fo:font-size="16pt" style:font-size-asian="16pt" style:font-size-complex="16pt"/>
    </style:style>
    <style:style style:name="T51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1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1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1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20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21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22" style:parent-style-name="DefaultParagraphFont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23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524" style:parent-style-name="DefaultParagraphFont" style:family="text">
      <style:text-properties fo:font-size="16pt" style:font-size-asian="16pt" style:font-size-complex="16pt"/>
    </style:style>
    <style:style style:name="T525" style:parent-style-name="DefaultParagraphFont" style:family="text">
      <style:text-properties fo:font-size="16pt" style:font-size-asian="16pt" style:font-size-complex="16pt"/>
    </style:style>
    <style:style style:name="T526" style:parent-style-name="DefaultParagraphFont" style:family="text">
      <style:text-properties fo:font-size="16pt" style:font-size-asian="16pt" style:font-size-complex="16pt"/>
    </style:style>
    <style:style style:name="T527" style:parent-style-name="DefaultParagraphFont" style:family="text">
      <style:text-properties fo:font-size="16pt" style:font-size-asian="16pt" style:font-size-complex="16pt"/>
    </style:style>
    <style:style style:name="T528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529" style:parent-style-name="ListParagraph" style:list-style-name="WWNum4" style:family="paragraph"/>
    <style:style style:name="T530" style:parent-style-name="DefaultParagraphFont" style:family="text">
      <style:text-properties fo:font-size="16pt" style:font-size-asian="16pt" style:font-size-complex="16pt"/>
    </style:style>
    <style:style style:name="T531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53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53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34" style:parent-style-name="ListParagraph" style:list-style-name="WWNum4" style:family="paragraph"/>
    <style:style style:name="T535" style:parent-style-name="DefaultParagraphFont" style:family="text">
      <style:text-properties fo:font-size="16pt" style:font-size-asian="16pt" style:font-size-complex="16pt"/>
    </style:style>
    <style:style style:name="T536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53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38" style:parent-style-name="ListParagraph" style:list-style-name="WWNum4" style:family="paragraph"/>
    <style:style style:name="T539" style:parent-style-name="DefaultParagraphFont" style:family="text">
      <style:text-properties fo:font-size="16pt" style:font-size-asian="16pt" style:font-size-complex="16pt"/>
    </style:style>
    <style:style style:name="T540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41" style:parent-style-name="ListParagraph" style:list-style-name="WWNum4" style:family="paragraph"/>
    <style:style style:name="T542" style:parent-style-name="DefaultParagraphFont" style:family="text">
      <style:text-properties fo:font-size="16pt" style:font-size-asian="16pt" style:font-size-complex="16pt"/>
    </style:style>
    <style:style style:name="T543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44" style:parent-style-name="ListParagraph" style:list-style-name="WWNum4" style:family="paragraph"/>
    <style:style style:name="T545" style:parent-style-name="DefaultParagraphFont" style:family="text">
      <style:text-properties fo:font-size="16pt" style:font-size-asian="16pt" style:font-size-complex="16pt"/>
    </style:style>
    <style:style style:name="T546" style:parent-style-name="DefaultParagraphFont" style:family="text">
      <style:text-properties fo:font-size="16pt" style:font-size-asian="16pt" style:font-size-complex="16pt"/>
    </style:style>
    <style:style style:name="T547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548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49" style:parent-style-name="ListParagraph" style:family="paragraph">
      <style:text-properties fo:font-size="16pt" style:font-size-asian="16pt" style:font-size-complex="16pt"/>
    </style:style>
    <style:style style:name="P550" style:parent-style-name="ListParagraph" style:list-style-name="WWNum4" style:family="paragraph"/>
    <style:style style:name="T551" style:parent-style-name="DefaultParagraphFont" style:family="text">
      <style:text-properties fo:font-size="16pt" style:font-size-asian="16pt" style:font-size-complex="16pt"/>
    </style:style>
    <style:style style:name="T552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553" style:parent-style-name="ListParagraph" style:list-style-name="WWNum4" style:family="paragraph"/>
    <style:style style:name="T554" style:parent-style-name="DefaultParagraphFont" style:family="text">
      <style:text-properties fo:font-size="16pt" style:font-size-asian="16pt" style:font-size-complex="16pt"/>
    </style:style>
    <style:style style:name="T555" style:parent-style-name="DefaultParagraphFont" style:family="text">
      <style:text-properties fo:font-weight="bold" style:font-weight-asian="bold" fo:font-style="italic" style:font-style-asian="italic" fo:font-size="16pt" style:font-size-asian="16pt" style:font-size-complex="16pt"/>
    </style:style>
  </office:automatic-styles>
  <office:body>
    <office:text text:use-soft-page-breaks="true">
      <text:p text:style-name="P1"/>
      <text:p text:style-name="P2"><text:span text:style-name="T3">RECOVERY MANAGER (RMAN)</text:span></text:p>
      <text:p text:style-name="P4"><text:span text:style-name="T5"><text:s text:c="5"/>RMAN is an utility (tool) that is used to perform backup restore recovery.</text:span></text:p>
      <text:p text:style-name="P6"><text:span text:style-name="T7">Feature of RMAN</text:span><text:span text:style-name="T8">:-</text:span></text:p>
      <text:list text:style-name="WWNum1">
        <text:list-item text:start-value="1">
          <text:p text:style-name="P9"><text:span text:style-name="T10">It is free, which comes with oracle server software.</text:span></text:p>
        </text:list-item>
        <text:list-item>
          <text:p text:style-name="P11"><text:span text:style-name="T12">It<text:s/></text:span><text:span text:style-name="T13">provides faster and safest backup.</text:span></text:p>
        </text:list-item>
        <text:list-item>
          <text:p text:style-name="P14"><text:span text:style-name="T15">It provides faster recovery</text:span></text:p>
        </text:list-item>
        <text:list-item>
          <text:p text:style-name="P16"><text:span text:style-name="T17">It provides centralized backup restore and recover the database.</text:span></text:p>
        </text:list-item>
        <text:list-item>
          <text:p text:style-name="P18"><text:span text:style-name="T19">Only with help of rman we can take physical incremental backups and recovery.</text:span></text:p>
        </text:list-item>
      </text:list>
      <text:p text:style-name="Standard"><text:span text:style-name="T20">Prerequisites:-</text:span></text:p>
      <text:list text:style-name="WWNum2">
        <text:list-item text:start-value="1">
          <text:p text:style-name="P21"><text:span text:style-name="T22">Oracle instance must be in open st</text:span><text:span text:style-name="T23">age</text:span></text:p>
        </text:list-item>
        <text:list-item>
          <text:p text:style-name="P24"><text:span text:style-name="T25">The database must be archivelog mode</text:span></text:p>
        </text:list-item>
        <text:list-item>
          <text:p text:style-name="P26"><text:span text:style-name="T27">Create and configure flash recovery area (fra) and the size</text:span></text:p>
        </text:list-item>
        <text:list-item>
          <text:p text:style-name="P28"><text:span text:style-name="T29">The db_name=prd, ORACLE_SID=prd, ip=192.1268.1.1</text:span></text:p>
        </text:list-item>
        <text:list-item>
          <text:p text:style-name="P30"><text:span text:style-name="T31">Production server and the client side database must be in <text:s/>the network</text:span></text:p>
        </text:list-item>
        <text:list-item>
          <text:p text:style-name="P32"><text:span text:style-name="T33">Create and configure the listener w</text:span><text:span text:style-name="T34">ith ipaddress</text:span></text:p>
        </text:list-item>
        <text:list-item>
          <text:p text:style-name="P35"><text:span text:style-name="T36">Listener must be up and running</text:span></text:p>
        </text:list-item>
        <text:list-item>
          <text:p text:style-name="P37"><text:span text:style-name="T38">Create password file for the sys user</text:span></text:p>
        </text:list-item>
      </text:list>
      <text:p text:style-name="ListParagraph"><text:span text:style-name="T39">#su – oracle</text:span></text:p>
      <text:p text:style-name="ListParagraph"><text:span text:style-name="T40">$cd $ORACLE=HOME/dbs</text:span></text:p>
      <text:p text:style-name="Standard"><text:span text:style-name="T41">Syntax:</text:span></text:p>
      <text:p text:style-name="Standard"><text:span text:style-name="T42"><text:s text:c="5"/>Dbs]$orapwd file=orapw&lt;sid&gt;</text:span><text:span text:style-name="T43"><text:s/>password=&lt;password&gt;</text:span></text:p>
      <text:p text:style-name="Standard"><text:span text:style-name="T44">Eg:</text:span></text:p>
      <text:p text:style-name="Standard"><text:span text:style-name="T45">Dbs]$orapwd file=orapwprd password=prd</text:span></text:p>
      <text:p text:style-name="Standard"><text:span text:style-name="T46">Dbs]$ls <text:s text:c="3"/>&lt;enter&gt;</text:span></text:p>
      <text:p text:style-name="Standard"><text:span text:style-name="T47"><text:s text:c="6"/>Orawprd</text:span><text:span text:style-name="T48"><text:s/></text:span><text:span text:style-name="T49">this is the password file</text:span></text:p>
      <text:p text:style-name="Standard"><text:span text:style-name="T50">this is a binary file</text:span></text:p>
      <text:p text:style-name="P51"/>
      <text:p text:style-name="Standard"><text:span text:style-name="T52">On the client side:-</text:span></text:p>
      <text:list text:style-name="WWNum3">
        <text:list-item text:start-value="1">
          <text:p text:style-name="P53"><text:span text:style-name="T54">Oracle instance must be in open stage</text:span></text:p>
        </text:list-item>
        <text:list-item>
          <text:p text:style-name="P55"><text:span text:style-name="T56">The db_name=demo, ORACLE_SID=demo, ip=192.168.1.2</text:span></text:p>
        </text:list-item>
        <text:list-item>
          <text:p text:style-name="P57"><text:span text:style-name="T58">Client side database and production server must be in the network</text:span></text:p>
        </text:list-item>
        <text:list-item>
          <text:p text:style-name="P59"><text:span text:style-name="T60">Create and configure the<text:s/></text:span><text:span text:style-name="T61">tnsname.ora</text:span><text:span text:style-name="T62"><text:s/>file</text:span></text:p>
        </text:list-item>
        <text:list-item>
          <text:p text:style-name="P63"><text:span text:style-name="T64">Create permanent and temprory tablespace for the rman user i.e rman1</text:span></text:p>
        </text:list-item>
      </text:list>
      <text:p text:style-name="P65"/>
      <text:soft-page-break/>
      <text:p text:style-name="ListParagraph"><text:span text:style-name="T66">Sql&gt;create tablespace rmantab datafile ‘/home/demo/rmantab.dbf’ size 100m autoextend on next 10m maxsize unlimited;</text:span></text:p>
      <text:p text:style-name="P67"/>
      <text:p text:style-name="ListParagraph"><text:span text:style-name="T68">Sql&gt;create temprory tablespace rmantemp tempfile ‘/home/demo/rm</text:span><text:span text:style-name="T69">antemp.dbf’ size 100m autoextend on next 10m maxsize unlimited;</text:span></text:p>
      <text:p text:style-name="P70"/>
      <text:p text:style-name="P71"/>
      <text:list text:style-name="WWNum3" text:continue-numbering="true">
        <text:list-item>
          <text:p text:style-name="P72"><text:span text:style-name="T73">Create rman user i.e rman1 and assign permanent and temporary tablespace to the rman user i.e rman1</text:span></text:p>
        </text:list-item>
      </text:list>
      <text:p text:style-name="P74"/>
      <text:p text:style-name="ListParagraph"><text:span text:style-name="T75">Sql&gt;create user rman1 identified by rman1 default tablespace ramtab temporary tablespace<text:s/></text:span><text:span text:style-name="T76">rmantemp</text:span><text:span text:style-name="T77">;</text:span></text:p>
      <text:p text:style-name="P78"/>
      <text:list text:style-name="WWNum3" text:continue-numbering="true">
        <text:list-item>
          <text:p text:style-name="P79"><text:span text:style-name="T80">Grant connect, resource and r</text:span><text:span text:style-name="T81">ecovery_catalog_owner<text:s/></text:span><text:span text:style-name="T82">roles to the rman user i.e rman1</text:span></text:p>
        </text:list-item>
      </text:list>
      <text:p text:style-name="P83"/>
      <text:p text:style-name="ListParagraph"><text:span text:style-name="T84">here<text:s/></text:span><text:span text:style-name="T85">recovery _catalog_owner</text:span><text:span text:style-name="T86"><text:s/>role is used for performing backup and recovery</text:span></text:p>
      <text:p text:style-name="P87"/>
      <text:p text:style-name="ListParagraph"><text:span text:style-name="T88">Sql&gt;grant connect, resource, recovery_catalog_owner to rman1;</text:span></text:p>
      <text:soft-page-break/>
      <text:list text:style-name="WWNum3" text:continue-numbering="true">
        <text:list-item>
          <text:p text:style-name="P89"><text:span text:style-name="T90">Invoke rman executable</text:span></text:p>
        </text:list-item>
      </text:list>
      <text:p text:style-name="P91"/>
      <text:p text:style-name="ListParagraph"><text:span text:style-name="T92">Sql&gt;host <text:s text:c="6"/>&lt;enter&gt;</text:span></text:p>
      <text:p text:style-name="ListParagraph"><text:span text:style-name="T93">$cd $ORACLE_HOME/bin</text:span></text:p>
      <text:p text:style-name="ListParagraph"><text:span text:style-name="T94">Bin]$. /rman <text:s text:c="2"/>&lt;enter&gt;</text:span></text:p>
      <text:p text:style-name="P95"/>
      <text:list text:style-name="WWNum3" text:continue-numbering="true">
        <text:list-item>
          <text:p text:style-name="P96"><text:span text:style-name="T97">Connect to the idle catalog database</text:span></text:p>
        </text:list-item>
      </text:list>
      <text:p text:style-name="P98"><text:span text:style-name="T99">Syntax:-</text:span></text:p>
      <text:p text:style-name="P100"><text:span text:style-name="T101"><text:s text:c="4"/></text:span><text:span text:style-name="T102"><text:s/></text:span><text:span text:style-name="T103">RMAN&gt;connect catalog rmanusername/rmanuserpwd</text:span></text:p>
      <text:p text:style-name="Standard"><text:span text:style-name="T104">Eg:</text:span></text:p>
      <text:p text:style-name="Standard"><text:span text:style-name="T105"><text:s text:c="5"/>RMAN&gt;connect catalog rman1/rman1</text:span><text:span text:style-name="T106">; connect to an idle catalog database.</text:span></text:p>
      <text:p text:style-name="Standard"><text:span text:style-name="T107">RMAN&gt;</text:span></text:p>
      <text:list text:style-name="WWNum3" text:continue-numbering="true">
        <text:list-item>
          <text:p text:style-name="P108"><text:span text:style-name="T109"><text:s/>create catalog databse</text:span></text:p>
        </text:list-item>
      </text:list>
      <text:p text:style-name="Standard"><text:span text:style-name="T110"><text:s text:c="6"/>RMAN&gt;create catalog;</text:span></text:p>
      <text:p text:style-name="Standard"><text:span text:style-name="T111">catalog database is a small database specific to the rman user i.e rman</text:span><text:span text:style-name="T112">1</text:span></text:p>
      <text:p text:style-name="Standard"><text:span text:style-name="T113">this catalog database stores registered servers information</text:span></text:p>
      <text:list text:style-name="WWNum3" text:continue-numbering="true">
        <text:list-item>
          <text:p text:style-name="P114"><text:span text:style-name="T115">Connect to the target database i.e prd</text:span></text:p>
        </text:list-item>
      </text:list>
      <text:p text:style-name="Standard"><text:span text:style-name="T116">Syntax:</text:span></text:p>
      <text:soft-page-break/>
      <text:p text:style-name="ListParagraph"><text:span text:style-name="T117">RMAN&gt;connect target sys/sys password@netservicename</text:span></text:p>
      <text:p text:style-name="Standard"><text:span text:style-name="T118">Eg:</text:span></text:p>
      <text:p text:style-name="Standard"><text:span text:style-name="T119"><text:s text:c="5"/>RMAN&gt;connect target sys/prd@prd</text:span></text:p>
      <text:p text:style-name="Standard"><text:span text:style-name="T120">It will throw an error i.e</text:span></text:p>
      <text:p text:style-name="Standard"><text:span text:style-name="T121">the target database is<text:s/></text:span><text:span text:style-name="T122">not registered in recovery catalog</text:span></text:p>
      <text:p text:style-name="Standard"><text:span text:style-name="T123">-----------------------------------------------------------------------------------------------------------------------</text:span></text:p>
      <text:p text:style-name="Standard"><text:span text:style-name="T124">How to check whether the target database is registered in recovery catalog or not?</text:span></text:p>
      <text:p text:style-name="Standard"><text:span text:style-name="T125">On the client side</text:span><text:span text:style-name="T126">:-</text:span></text:p>
      <text:p text:style-name="Standard"><text:span text:style-name="T127">#su – oracle</text:span></text:p>
      <text:p text:style-name="Standard"><text:span text:style-name="T128">$sqlplus ‘/as sysdba’</text:span></text:p>
      <text:p text:style-name="Standard"><text:span text:style-name="T129">Sql&gt;connect rman1/rman1</text:span></text:p>
      <text:p text:style-name="Standard"><text:span text:style-name="T130">Sql&gt;select * from rc_database;</text:span></text:p>
      <text:p text:style-name="Standard"><text:span text:style-name="T131">it we output is no rows found then no database is registered with rman user i.e rman1</text:span></text:p>
      <text:p text:style-name="Standard"><text:span text:style-name="T132">otherwise it will show u the database names and the database ids</text:span></text:p>
      <text:p text:style-name="Standard"><text:span text:style-name="T133">----------</text:span><text:span text:style-name="T134">-------------------------------------------------------------------------------------</text:span></text:p>
      <text:list text:style-name="WWNum3" text:continue-numbering="true">
        <text:list-item>
          <text:p text:style-name="P135"><text:span text:style-name="T136">Register the database</text:span></text:p>
        </text:list-item>
      </text:list>
      <text:p text:style-name="ListParagraph"><text:span text:style-name="T137">RMAN&gt;register database</text:span><text:span text:style-name="T138">;</text:span></text:p>
      <text:p text:style-name="Standard"><text:span text:style-name="T139">Prd database is registered in recovery catalog</text:span></text:p>
      <text:p text:style-name="P140"/>
      <text:list text:style-name="WWNum3" text:continue-numbering="true">
        <text:list-item>
          <text:p text:style-name="P141"><text:span text:style-name="T142">Display production server information</text:span></text:p>
        </text:list-item>
      </text:list>
      <text:p text:style-name="ListParagraph"><text:span text:style-name="T143">RMAN&gt;report schema;</text:span></text:p>
      <text:p text:style-name="Standard"><text:span text:style-name="T144">It will show u the</text:span><text:span text:style-name="T145"><text:s/>production server information.</text:span></text:p>
      <text:p text:style-name="Standard"><text:span text:style-name="T146">RMAN command <text:s text:c="33"/>DESCRIPTION</text:span></text:p>
      <text:p text:style-name="Standard"><text:span text:style-name="T147">---------------------- <text:s text:c="56"/>----------------------------------------------------------</text:span></text:p>
      <text:p text:style-name="Standard"><text:span text:style-name="T148">@ <text:s text:c="26"/></text:span><text:span text:style-name="T149"><text:s text:c="4"/></text:span><text:span text:style-name="T150"> <text:s text:c="15"/>Run an RMAN command script at the patahname specified after the @</text:span></text:p>
      <text:p text:style-name="Standard"><text:span text:style-name="T151">BACKUP <text:s text:c="20"/></text:span><text:span text:style-name="T152"> <text:s text:c="15"/>Performs a RMAN backup, with or without archived redo logs BACKP us <text:s text:c="6"/></text:span></text:p>
      <text:p text:style-name="Standard"><text:span text:style-name="T153"><text:s text:c="50"/></text:span><text:span text:style-name="T154"><text:s text:c="6"/>datafiles,or performs an incremental level 0 or level 1 backup. <text:s text:c="52"/></text:span></text:p>
      <text:p text:style-name="Standard"><text:span text:style-name="T155"><text:s text:c="57"/>Backs up an entire database, or single tablespace or data file.</text:span></text:p>
      <text:p text:style-name="Standard"><text:span text:style-name="T156">CREATE CATA</text:span><text:span text:style-name="T157">LOG <text:s text:c="4"/></text:span><text:span text:style-name="T158"> <text:s text:c="14"/>create the repository catalog containing RMAN metadata for one or <text:s text:c="84"/></text:span></text:p>
      <text:p text:style-name="Standard"><text:span text:style-name="T159"><text:s text:c="57"/>More target database (eg</text:span><text:span text:style-name="T160">; prd, dev, test etc)</text:span></text:p>
      <text:p text:style-name="Standard"><text:span text:style-name="T161"><text:s text:c="58"/>It is strongly recommended that this catalog not be stored in the</text:span></text:p>
      <text:p text:style-name="Standard"><text:span text:style-name="T162"><text:s text:c="58"/>Target database.</text:span></text:p>
      <text:p text:style-name="Standard"><text:span text:style-name="T163">DELETE <text:s text:c="27"/></text:span><text:span text:style-name="T164"> <text:s text:c="11"/>Deletes backup files and marks them as DELETED in the target</text:span></text:p>
      <text:p text:style-name="Standard"><text:span text:style-name="T165"><text:s text:c="58"/>Database control file.</text:span></text:p>
      <text:p text:style-name="Standard"><text:span text:style-name="T166">DROP DATABASE <text:s text:c="11"/></text:span><text:span text:style-name="T167"> <text:s text:c="10"/>deletes the target database from disk and unregister it</text:span></text:p>
      <text:p text:style-name="Standard"><text:span text:style-name="T168">DUPLICA</text:span><text:span text:style-name="T169">TE <text:s text:c="21"/></text:span><text:span text:style-name="T170"> <text:s text:c="11"/>uses backups of the target database (or use the live database) to create</text:span></text:p>
      <text:p text:style-name="Standard"><text:span text:style-name="T171"><text:s text:c="59"/>A duplicate database.</text:span></text:p>
      <text:p text:style-name="Standard"><text:span text:style-name="T172">LIST <text:s text:c="34"/></text:span><text:span text:style-name="T173"> <text:s text:c="11"/>displays inf</text:span><text:span text:style-name="T174">ormation about backupsets and image copies recorded in</text:span></text:p>
      <text:p text:style-name="Standard"><text:span text:style-name="T175"><text:s text:c="59"/>The target database control files.</text:span></text:p>
      <text:p text:style-name="P176"/>
      <text:p text:style-name="Standard"><text:span text:style-name="T177">RECOVER <text:s text:c="25"/></text:span><text:span text:style-name="T178"> <text:s text:c="11"/>performs a complete or incomplete recovery on a datafile, <text:s/></text:span><text:span text:style-name="T179"><text:s text:c="9"/></text:span></text:p>
      <text:p text:style-name="Standard"><text:span text:style-name="T180"><text:s text:c="61"/>A tablespace, or the entire database. Can also apply incremental</text:span></text:p>
      <text:p text:style-name="Standard"><text:span text:style-name="T181"><text:s text:c="60"/>Backups to a datafile to roll it forword in time.</text:span></text:p>
      <text:soft-page-break/>
      <text:p text:style-name="Standard"><text:span text:style-name="T182">REGISTER<text:s/></text:span><text:span text:style-name="T183">DATABASE <text:s text:c="4"/></text:span><text:span text:style-name="T184"> <text:s text:c="12"/>registers a target database in the RMAN repository</text:span></text:p>
      <text:p text:style-name="Standard"><text:span text:style-name="T185">REPORT <text:s text:c="26"/></text:span><text:span text:style-name="T186"> <text:s text:c="14"/>performs a detailed analysis of the RMAN repository.</text:span></text:p>
      <text:p text:style-name="Standard"><text:span text:style-name="T187">RESTORE <text:s text:c="24"/></text:span><text:span text:style-name="T188"> <text:s text:c="14"/>Restores files from backups</text:span><text:span text:style-name="T189">ets to disks, typically after media failure.</text:span></text:p>
      <text:p text:style-name="Standard"><text:span text:style-name="T190">RUN <text:s text:c="32"/></text:span><text:span text:style-name="T191"> <text:s text:c="14"/>Runs a sequence of RMAN statements as a group between</text:span></text:p>
      <text:p text:style-name="Standard"><text:span text:style-name="T192"><text:s text:c="77"/>{and} <text:s text:c="21"/></text:span><text:span text:style-name="T193"><text:s/></text:span></text:p>
      <text:p text:style-name="ListParagraph"><text:span text:style-name="T194"><text:s text:c="47"/>Eg: RMAN&gt;restore database;</text:span></text:p>
      <text:p text:style-name="ListParagraph"><text:span text:style-name="T195"><text:s text:c="53"/>RMAN&gt;recover database;</text:span></text:p>
      <text:p text:style-name="ListParagraph"><text:span text:style-name="T196"><text:s text:c="70"/>Or</text:span></text:p>
      <text:p text:style-name="ListParagraph"><text:span text:style-name="T197"><text:s text:c="30"/></text:span><text:span text:style-name="T198"><text:s text:c="20"/>RMAN&gt;run <text:s text:c="3"/>{</text:span></text:p>
      <text:p text:style-name="ListParagraph"><text:span text:style-name="T199"><text:s text:c="79"/>restore database;</text:span></text:p>
      <text:p text:style-name="ListParagraph"><text:span text:style-name="T200"><text:s text:c="78"/>Recover database;</text:span></text:p>
      <text:p text:style-name="ListParagraph"><text:span text:style-name="T201"><text:s text:c="29"/></text:span><text:span text:style-name="T202"><text:s text:c="37"/>}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Standard"><text:span text:style-name="T213">1.How to perform restore and recovery when we loose original control files redo log files and the database files?</text:span></text:p>
      <text:p text:style-name="Standard"><text:span text:style-name="T214">Assume full backup is available</text:span></text:p>
      <text:soft-page-break/>
      <text:p text:style-name="Standard"><text:span text:style-name="T215">On the server side:-</text:span></text:p>
      <text:p text:style-name="Standard"><text:span text:style-name="T216"><text:s text:c="5"/>Go to /home/prd folder and delete<text:s/></text:span><text:span text:style-name="T217">all .dbf .log and .ctl files</text:span></text:p>
      <text:p text:style-name="Standard"><text:span text:style-name="T218"><text:s text:c="5"/>#su – oracle</text:span></text:p>
      <text:p text:style-name="Standard"><text:span text:style-name="T219"><text:s text:c="5"/>$cd <text:s/>/home/prd</text:span></text:p>
      <text:p text:style-name="Standard"><text:span text:style-name="T220"><text:s text:c="5"/>Prd]$rm *.dbf *.log *.ctl</text:span></text:p>
      <text:p text:style-name="P221"/>
      <text:p text:style-name="P222"><text:span text:style-name="T223">On the client side:-</text:span></text:p>
      <text:p text:style-name="P224"><text:span text:style-name="T225">Step1: shutdown the database server if it is up and running</text:span></text:p>
      <text:p text:style-name="P226"><text:span text:style-name="T227">RMAN&gt;shutdown abort;</text:span></text:p>
      <text:p text:style-name="P228"><text:span text:style-name="T229">RMAN&gt;exit;</text:span></text:p>
      <text:p text:style-name="P230"><text:span text:style-name="T231">bin]$</text:span></text:p>
      <text:p text:style-name="P232"><text:span text:style-name="T233">step2: invoke RMAN</text:span></text:p>
      <text:p text:style-name="P234"><text:span text:style-name="T235">bin]$./rman <text:s text:c="2"/>&lt;ente</text:span><text:span text:style-name="T236">r&gt;</text:span></text:p>
      <text:p text:style-name="P237"><text:span text:style-name="T238">RMAN&gt;</text:span></text:p>
      <text:p text:style-name="P239"><text:span text:style-name="T240">Step3: connect to the catalog database</text:span></text:p>
      <text:p text:style-name="P241"><text:span text:style-name="T242">RMAN&gt;connect catalog rman1/rman1</text:span></text:p>
      <text:p text:style-name="P243"/>
      <text:p text:style-name="P244"><text:span text:style-name="T245">Step4: connect to the target database</text:span></text:p>
      <text:p text:style-name="P246"><text:span text:style-name="T247">RMAN&gt;connect target sys/prd@prd</text:span></text:p>
      <text:p text:style-name="P248"><text:span text:style-name="T249">Step5: restore control files from the backup</text:span></text:p>
      <text:soft-page-break/>
      <text:p text:style-name="P250"><text:span text:style-name="T251">We can restore control files only in the nomount stage</text:span></text:p>
      <text:p text:style-name="P252"><text:span text:style-name="T253">RMAN&gt;startup nomount;</text:span></text:p>
      <text:p text:style-name="P254"><text:span text:style-name="T255">RMAN&gt;restore controlfile;</text:span></text:p>
      <text:p text:style-name="P256"><text:span text:style-name="T257">Step6: restore database files from the backup</text:span></text:p>
      <text:p text:style-name="P258"><text:span text:style-name="T259">We can restore database file only in the mount stage</text:span></text:p>
      <text:p text:style-name="P260"><text:span text:style-name="T261">RMAN&gt;alter database mount;</text:span></text:p>
      <text:p text:style-name="P262"><text:span text:style-name="T263">RMAN&gt;restore database;</text:span></text:p>
      <text:p text:style-name="P264"><text:span text:style-name="T265">Step7: recover database</text:span></text:p>
      <text:p text:style-name="P266"><text:span text:style-name="T267">Recovery means recovering data from</text:span><text:span text:style-name="T268"><text:s/>archivelog files and the redo log files recovery is possible only in the mount stage</text:span></text:p>
      <text:p text:style-name="P269"><text:span text:style-name="T270">RMAN&gt;recover database;</text:span></text:p>
      <text:p text:style-name="P271"><text:span text:style-name="T272">Step8: open the database and recreate the redolog fiels</text:span></text:p>
      <text:p text:style-name="P273"><text:span text:style-name="T274">RMAN&gt;alter database open resetlogs;</text:span></text:p>
      <text:p text:style-name="P275"/>
      <text:p text:style-name="P276"/>
      <text:p text:style-name="P277"/>
      <text:p text:style-name="P278"><text:span text:style-name="T279">2.How to perform restore the recovery when we loose<text:s/></text:span><text:span text:style-name="T280">original control files?</text:span></text:p>
      <text:p text:style-name="P281"><text:span text:style-name="T282">Assume full backup in available</text:span></text:p>
      <text:p text:style-name="P283"><text:span text:style-name="T284">On the server side:</text:span></text:p>
      <text:soft-page-break/>
      <text:p text:style-name="P285"><text:span text:style-name="T286">Go to /home/prd folder and delete all .ctl files</text:span></text:p>
      <text:p text:style-name="P287"><text:span text:style-name="T288">#su – oracle</text:span></text:p>
      <text:p text:style-name="P289"><text:span text:style-name="T290">$cd /home/prd</text:span></text:p>
      <text:p text:style-name="P291"><text:span text:style-name="T292">Prd]$rm *.ctl</text:span></text:p>
      <text:p text:style-name="P293"><text:span text:style-name="T294">On the client side:</text:span></text:p>
      <text:p text:style-name="P295"><text:span text:style-name="T296">Step1: shutdown the database server if it is up and running</text:span></text:p>
      <text:p text:style-name="P297"><text:span text:style-name="T298">RMAN&gt;shut</text:span><text:span text:style-name="T299">down abort;</text:span></text:p>
      <text:p text:style-name="P300"><text:span text:style-name="T301">RMAN&gt;exit;</text:span></text:p>
      <text:p text:style-name="P302"><text:span text:style-name="T303">bin]$</text:span></text:p>
      <text:p text:style-name="P304"><text:span text:style-name="T305">step2: invoke RMAN</text:span></text:p>
      <text:p text:style-name="P306"><text:span text:style-name="T307">bin]$./rman <text:s text:c="2"/>&lt;enter&gt;</text:span></text:p>
      <text:p text:style-name="P308"><text:span text:style-name="T309">RMAN&gt;</text:span></text:p>
      <text:p text:style-name="P310"><text:span text:style-name="T311">Step3: connect to the catalog database</text:span></text:p>
      <text:p text:style-name="P312"><text:span text:style-name="T313">RMAN&gt;connect catalog rman1/rman1</text:span></text:p>
      <text:p text:style-name="P314"/>
      <text:p text:style-name="P315"/>
      <text:p text:style-name="P316"><text:span text:style-name="T317">Step4: connect to the target database</text:span></text:p>
      <text:p text:style-name="P318"><text:span text:style-name="T319">RMAN&gt;connect target sys/prd@prd</text:span></text:p>
      <text:p text:style-name="P320"><text:span text:style-name="T321">Step5:restore database files from<text:s/></text:span><text:span text:style-name="T322">the backup</text:span></text:p>
      <text:p text:style-name="P323"><text:span text:style-name="T324">We can restore control files only in the nomount stage</text:span></text:p>
      <text:soft-page-break/>
      <text:p text:style-name="P325"><text:span text:style-name="T326">RMAN&gt;startup nomount;</text:span></text:p>
      <text:p text:style-name="P327"><text:span text:style-name="T328">RMAN&gt;restore controlfile;</text:span></text:p>
      <text:p text:style-name="P329"><text:span text:style-name="T330">Step6: recover database</text:span></text:p>
      <text:p text:style-name="P331"><text:span text:style-name="T332">Recovery means recovering data from archivelog files and the redolog files recovery is possible only in the mount stag</text:span><text:span text:style-name="T333">e</text:span></text:p>
      <text:p text:style-name="P334"><text:span text:style-name="T335">RMAN&gt;alter database mount;</text:span></text:p>
      <text:p text:style-name="P336"><text:span text:style-name="T337">RMAN&gt;recover database;</text:span></text:p>
      <text:p text:style-name="P338"><text:span text:style-name="T339">Step7: open the database and recreate the redolog files</text:span></text:p>
      <text:p text:style-name="P340"><text:span text:style-name="T341">RMAN&gt;alter database open resetlogs;</text:span></text:p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><text:span text:style-name="T350">3.How to perform restore and recovery when we loose original redolog files and database files?</text:span></text:p>
      <text:p text:style-name="P351"><text:span text:style-name="T352">Assume<text:s/></text:span><text:span text:style-name="T353">full backup is available</text:span></text:p>
      <text:p text:style-name="P354"><text:span text:style-name="T355">How to find the current log segquence number</text:span><text:span text:style-name="T356">?</text:span></text:p>
      <text:soft-page-break/>
      <text:p text:style-name="P357"><text:span text:style-name="T358">Sql&gt;archive log list;</text:span></text:p>
      <text:p text:style-name="P359"><text:span text:style-name="T360">Output:</text:span></text:p>
      <text:p text:style-name="P361"><text:span text:style-name="T362">Current log sequence <text:s text:c="12"/>50</text:span></text:p>
      <text:p text:style-name="P363"><text:span text:style-name="T364">On the server side:</text:span></text:p>
      <text:p text:style-name="P365"><text:span text:style-name="T366">Go to /home/prd folder and delete all .log files</text:span></text:p>
      <text:p text:style-name="P367"><text:span text:style-name="T368">#su – oracle</text:span></text:p>
      <text:p text:style-name="P369"><text:span text:style-name="T370">$cd /home/prd</text:span></text:p>
      <text:p text:style-name="P371"><text:span text:style-name="T372">Prd]$rm *.log *.dbf</text:span></text:p>
      <text:p text:style-name="P373"><text:span text:style-name="T374">On<text:s/></text:span><text:span text:style-name="T375">the client side:-</text:span></text:p>
      <text:p text:style-name="P376"><text:span text:style-name="T377">Step1: shutdown the database server if it is up and running</text:span></text:p>
      <text:p text:style-name="P378"><text:span text:style-name="T379">RMAN&gt;shutdown abort;</text:span></text:p>
      <text:p text:style-name="P380"><text:span text:style-name="T381">RMAN&gt;exit;</text:span></text:p>
      <text:p text:style-name="P382"><text:span text:style-name="T383">Bin]$</text:span></text:p>
      <text:p text:style-name="P384"><text:span text:style-name="T385">Step2: invoke RMAN</text:span></text:p>
      <text:p text:style-name="P386"><text:span text:style-name="T387">Bin]$./rman <text:s text:c="3"/>&lt;enter&gt;</text:span></text:p>
      <text:p text:style-name="P388"><text:span text:style-name="T389">RMAN&gt;</text:span></text:p>
      <text:p text:style-name="P390"><text:span text:style-name="T391">Step3: connect to the catalog database</text:span></text:p>
      <text:p text:style-name="P392"><text:span text:style-name="T393">RMAN&gt;connect catalog rman1/rman1</text:span></text:p>
      <text:p text:style-name="P394"><text:span text:style-name="T395">Step 4: connect to t</text:span><text:span text:style-name="T396">he target database</text:span></text:p>
      <text:p text:style-name="P397"><text:span text:style-name="T398">RMAN&gt;connect target sys/prd@prd</text:span></text:p>
      <text:soft-page-break/>
      <text:p text:style-name="P399"><text:span text:style-name="T400">Step5: restore database files from the backup</text:span></text:p>
      <text:p text:style-name="P401"><text:span text:style-name="T402">We can restore database files only in the mount stage</text:span></text:p>
      <text:p text:style-name="P403"><text:span text:style-name="T404">RMAN&gt;startup mount;</text:span></text:p>
      <text:p text:style-name="P405"><text:span text:style-name="T406">RMAN&gt;restore database;</text:span></text:p>
      <text:p text:style-name="P407"><text:span text:style-name="T408">Step6: recover data</text:span></text:p>
      <text:p text:style-name="P409"><text:span text:style-name="T410">Recovery is possible only in the mount st</text:span><text:span text:style-name="T411">age</text:span></text:p>
      <text:p text:style-name="P412"><text:span text:style-name="T413">RMAN&gt;run <text:s text:c="2"/>{</text:span></text:p>
      <text:p text:style-name="P414"><text:span text:style-name="T415"><text:s text:c="25"/>Set until sequence currentsequencenumber;</text:span></text:p>
      <text:p text:style-name="P416"><text:span text:style-name="T417"><text:s text:c="25"/>Recover database;</text:span></text:p>
      <text:p text:style-name="P418"><text:span text:style-name="T419"><text:tab/><text:s text:c="16"/>} <text:s/></text:span></text:p>
      <text:p text:style-name="P420"><text:span text:style-name="T421">Step7: open the database and reorganize the redolog files</text:span></text:p>
      <text:p text:style-name="P422"><text:span text:style-name="T423">RMAN&gt;alter database open resetlogs;</text:span></text:p>
      <text:p text:style-name="P424"/>
      <text:p text:style-name="P425"/>
      <text:p text:style-name="P426"/>
      <text:p text:style-name="P427"/>
      <text:p text:style-name="Standard"><text:span text:style-name="T428">4.How to<text:s/></text:span><text:span text:style-name="T429">perform restore and recovery when we loose original database files?</text:span></text:p>
      <text:p text:style-name="Standard"><text:span text:style-name="T430">Assume full backup is available</text:span></text:p>
      <text:p text:style-name="Standard"><text:span text:style-name="T431">On the server side:-</text:span></text:p>
      <text:soft-page-break/>
      <text:p text:style-name="Standard"><text:span text:style-name="T432">Go to /home/prd folder and delete all .dbf files</text:span></text:p>
      <text:p text:style-name="Standard"><text:span text:style-name="T433">#su – oracle</text:span></text:p>
      <text:p text:style-name="Standard"><text:span text:style-name="T434">$cd /home/prd</text:span></text:p>
      <text:p text:style-name="Standard"><text:span text:style-name="T435">Prd]$rm *.dbf</text:span></text:p>
      <text:p text:style-name="Standard"><text:span text:style-name="T436">On the client side:-</text:span></text:p>
      <text:p text:style-name="P437"><text:span text:style-name="T438">Step1: shutdown the<text:s/></text:span><text:span text:style-name="T439">database server if it is up and running</text:span></text:p>
      <text:p text:style-name="P440"><text:span text:style-name="T441">RMAN&gt;shutdown abort;</text:span></text:p>
      <text:p text:style-name="P442"><text:span text:style-name="T443">RMAN&gt;exit;</text:span></text:p>
      <text:p text:style-name="P444"><text:span text:style-name="T445">Bin]$</text:span></text:p>
      <text:p text:style-name="P446"><text:span text:style-name="T447">Step2: invoke RMAN</text:span></text:p>
      <text:p text:style-name="P448"><text:span text:style-name="T449">Bin]$./rman <text:s text:c="3"/>&lt;enter&gt;</text:span></text:p>
      <text:p text:style-name="P450"><text:span text:style-name="T451">RMAN&gt;</text:span></text:p>
      <text:p text:style-name="P452"/>
      <text:p text:style-name="P453"/>
      <text:p text:style-name="P454"/>
      <text:p text:style-name="P455"/>
      <text:p text:style-name="P456"><text:span text:style-name="T457">Step3: connect to the catalog database</text:span></text:p>
      <text:p text:style-name="P458"><text:span text:style-name="T459">RMAN&gt;connect catalog rman1/rman1</text:span></text:p>
      <text:p text:style-name="P460"><text:span text:style-name="T461">Step 4: connect to the target database</text:span></text:p>
      <text:p text:style-name="P462"><text:span text:style-name="T463">RMAN&gt;connect<text:s/></text:span><text:span text:style-name="T464">target sys/prd@prd</text:span></text:p>
      <text:soft-page-break/>
      <text:p text:style-name="P465"><text:span text:style-name="T466">Step5: restore database files from the backup</text:span></text:p>
      <text:p text:style-name="P467"><text:span text:style-name="T468">We can restore database files only in the mount stage</text:span></text:p>
      <text:p text:style-name="P469"><text:span text:style-name="T470">RMAN&gt;startup mount;</text:span></text:p>
      <text:p text:style-name="P471"><text:span text:style-name="T472">RMAN&gt;restore database;</text:span></text:p>
      <text:p text:style-name="Standard"><text:span text:style-name="T473">Step6: recover database</text:span></text:p>
      <text:p text:style-name="Standard"><text:span text:style-name="T474">Recovery is possible only in the mount stage</text:span></text:p>
      <text:p text:style-name="Standard"><text:span text:style-name="T475">RMAN&gt;recover database;</text:span></text:p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Standard"><text:span text:style-name="T485">-----------------------------------------------------------------------------------------</text:span></text:p>
      <text:p text:style-name="Standard"><text:span text:style-name="T486">How to take full database backup?</text:span></text:p>
      <text:p text:style-name="Standard"><text:span text:style-name="T487">RMAN&gt;backup database;</text:span></text:p>
      <text:p text:style-name="Standard"><text:span text:style-name="T488">How to list all backup?</text:span></text:p>
      <text:soft-page-break/>
      <text:p text:style-name="Standard"><text:span text:style-name="T489">RMAN&gt;list backup;</text:span></text:p>
      <text:p text:style-name="Standard"><text:span text:style-name="T490">How to delete all backups with confirmation?</text:span></text:p>
      <text:p text:style-name="Standard"><text:span text:style-name="T491">RMAN&gt;delete no</text:span><text:span text:style-name="T492">prompt backup;</text:span></text:p>
      <text:p text:style-name="Standard"><text:span text:style-name="T493">How to restore control files from the backup?</text:span></text:p>
      <text:p text:style-name="Standard"><text:span text:style-name="T494">RMAN&gt;restore controlfile;</text:span></text:p>
      <text:p text:style-name="Standard"><text:span text:style-name="T495">How to recover data from archivelog and redolog files/</text:span></text:p>
      <text:p text:style-name="Standard"><text:span text:style-name="T496">RMAN&gt;recover database;</text:span></text:p>
      <text:p text:style-name="Standard"><text:span text:style-name="T497">if we are not loosing control files and redolog files. Then resetlogs option is not<text:s/></text:span><text:span text:style-name="T498">required.</text:span></text:p>
      <text:p text:style-name="Standard"><text:span text:style-name="T499"><text:s text:c="18"/></text:span></text:p>
      <text:p text:style-name="P500"/>
      <text:p text:style-name="Standard"><text:span text:style-name="T501">--------------------------------------------------------------------------------------------------</text:span></text:p>
      <text:p text:style-name="P502"/>
      <text:p text:style-name="P503"/>
      <text:p text:style-name="P504"/>
      <text:p text:style-name="P505"/>
      <text:p text:style-name="P506"/>
      <text:p text:style-name="P507"/>
      <text:p text:style-name="Standard"><text:span text:style-name="T508"><text:s text:c="18"/></text:span><text:span text:style-name="T509">Physical incremental backups with RMAN</text:span></text:p>
      <text:p text:style-name="P510"/>
      <text:soft-page-break/>
      <text:p text:style-name="Standard"><text:span text:style-name="T511">How to perform full physical incremental backups with RMAN?</text:span></text:p>
      <text:p text:style-name="Standard"><text:span text:style-name="T512">RMAN&gt;backup incremental level=0 database;</text:span></text:p>
      <text:p text:style-name="Standard"><text:span text:style-name="T513">How to perform differential backup with RMAN?</text:span></text:p>
      <text:p text:style-name="Standard"><text:span text:style-name="T514">RMAN&gt;backup incremental level=1 database;</text:span></text:p>
      <text:p text:style-name="Standard"><text:span text:style-name="T515">How to perform cumulative backup with RMAN?</text:span></text:p>
      <text:p text:style-name="Standard"><text:span text:style-name="T516">RMAN&gt;backup incremental level=1 cumulative database;</text:span></text:p>
      <text:p text:style-name="P517"/>
      <text:p text:style-name="P518"/>
      <text:p text:style-name="P519"/>
      <text:p text:style-name="Standard"><text:span text:style-name="T520">Scenario:-</text:span></text:p>
      <text:p text:style-name="Standard"><text:span text:style-name="T521">5.How to perfor</text:span><text:span text:style-name="T522">m restore and recovery when we loose original database files?</text:span></text:p>
      <text:p text:style-name="Standard"><text:span text:style-name="T523">On the server side:</text:span></text:p>
      <text:p text:style-name="Standard"><text:span text:style-name="T524">Go to /home/prd folder and delete all .dbf files</text:span></text:p>
      <text:p text:style-name="Standard"><text:span text:style-name="T525">#su – oracle</text:span></text:p>
      <text:p text:style-name="Standard"><text:span text:style-name="T526">#cd /home/prd</text:span></text:p>
      <text:p text:style-name="Standard"><text:span text:style-name="T527">Prd]$rm *.dbf</text:span></text:p>
      <text:p text:style-name="Standard"><text:span text:style-name="T528">On the client side:</text:span></text:p>
      <text:list text:style-name="WWNum4">
        <text:list-item text:start-value="1">
          <text:p text:style-name="P529"><text:span text:style-name="T530">Shutdown the database server</text:span></text:p>
        </text:list-item>
      </text:list>
      <text:p text:style-name="ListParagraph"><text:span text:style-name="T531">RMAN&gt;shutdown immediate;</text:span></text:p>
      <text:soft-page-break/>
      <text:p text:style-name="ListParagraph"><text:span text:style-name="T532">RMAN&gt;exit;</text:span></text:p>
      <text:p text:style-name="ListParagraph"><text:span text:style-name="T533">Bin]$</text:span></text:p>
      <text:list text:style-name="WWNum4" text:continue-numbering="true">
        <text:list-item>
          <text:p text:style-name="P534"><text:span text:style-name="T535">Invoke RMAN</text:span></text:p>
        </text:list-item>
      </text:list>
      <text:p text:style-name="ListParagraph"><text:span text:style-name="T536">Bin]$./rman <text:s text:c="4"/>&lt;enter&gt;</text:span></text:p>
      <text:p text:style-name="ListParagraph"><text:span text:style-name="T537">RMAN&gt;</text:span></text:p>
      <text:list text:style-name="WWNum4" text:continue-numbering="true">
        <text:list-item>
          <text:p text:style-name="P538"><text:span text:style-name="T539">Connect to the catalog database</text:span></text:p>
        </text:list-item>
      </text:list>
      <text:p text:style-name="ListParagraph"><text:span text:style-name="T540">RMAN&gt;connect catalog rman1/rman1</text:span></text:p>
      <text:list text:style-name="WWNum4" text:continue-numbering="true">
        <text:list-item>
          <text:p text:style-name="P541"><text:span text:style-name="T542">Connect to the target database</text:span></text:p>
        </text:list-item>
      </text:list>
      <text:p text:style-name="ListParagraph"><text:span text:style-name="T543">RMAN&gt;connect target sys/prd@prd</text:span></text:p>
      <text:list text:style-name="WWNum4" text:continue-numbering="true">
        <text:list-item>
          <text:p text:style-name="P544"><text:span text:style-name="T545">Restore database files from the backup, we can restore database files only in t</text:span><text:span text:style-name="T546">he mount stage.</text:span></text:p>
        </text:list-item>
      </text:list>
      <text:p text:style-name="ListParagraph"><text:span text:style-name="T547">RMAN&gt;startup mount;</text:span></text:p>
      <text:p text:style-name="ListParagraph"><text:span text:style-name="T548">RMAN&gt;restore database;</text:span></text:p>
      <text:p text:style-name="P549"/>
      <text:list text:style-name="WWNum4" text:continue-numbering="true">
        <text:list-item>
          <text:p text:style-name="P550"><text:span text:style-name="T551">Recover data from archivelog files and redolog files</text:span></text:p>
        </text:list-item>
      </text:list>
      <text:p text:style-name="ListParagraph"><text:span text:style-name="T552">RMAN&gt;recover database;</text:span></text:p>
      <text:list text:style-name="WWNum4" text:continue-numbering="true">
        <text:list-item>
          <text:p text:style-name="P553"><text:span text:style-name="T554">Open the database</text:span></text:p>
        </text:list-item>
      </text:list>
      <text:p text:style-name="ListParagraph"><text:span text:style-name="T555">RMAN&gt;alter database open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LGC Sans" svg:font-family="DejaVu LGC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ejaVu LGC San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ejaVu LGC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)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LIK</meta:initial-creator>
    <dc:creator>Gerard, Wipro Fernando [CCC-OT_IT NE]</dc:creator>
    <meta:creation-date>2014-03-07T06:12:00Z</meta:creation-date>
    <dc:date>2016-02-25T17:28:00Z</dc:date>
    <meta:template xlink:href="Normal" xlink:type="simple"/>
    <meta:editing-cycles>1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24" meta:word-count="1862" meta:character-count="12455" meta:row-count="88" meta:non-whitespace-character-count="10617"/>
  </office:meta>
</office:document-meta>
</file>